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Sans" svg:font-family="LiberationSans"/>
    <style:font-face style:name="Ubuntu1" svg:font-family="Ubuntu"/>
    <style:font-face style:name="LiberationSans1" svg:font-family="LiberationSans" style:font-pitch="variable"/>
    <style:font-face style:name="Nimbus Roman1" svg:font-family="'Nimbus Roman'" style:font-pitch="variable"/>
    <style:font-face style:name="Nimbus Sans2" svg:font-family="'Nimbus Sans'" style:font-pitch="variable"/>
    <style:font-face style:name="Ubuntu" svg:font-family="Ubuntu" style:font-pitch="variable"/>
    <style:font-face style:name="Liberation Sans" svg:font-family="'Liberation Sans'" style:font-family-generic="roman" style:font-pitch="variable"/>
    <style:font-face style:name="Nimbus Roman" svg:font-family="'Nimbus Roman'"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eaecef"/>
    </style:style>
    <style:style style:name="gr3"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paragraph-properties style:writing-mode="lr-tb"/>
    </style:style>
    <style:style style:name="gr4" style:family="graphic" style:parent-style-name="standard">
      <style:graphic-properties draw:stroke="none" draw:fill="solid" draw:fill-color="#1f1f1f"/>
    </style:style>
    <style:style style:name="gr5"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23cm" fo:min-width="0.423cm" fo:padding-top="0cm" fo:padding-bottom="0cm" fo:padding-left="0cm" fo:padding-right="0cm"/>
      <style:paragraph-properties style:writing-mode="lr-tb"/>
    </style:style>
    <style:style style:name="gr7" style:family="graphic" style:parent-style-name="standard">
      <style:graphic-properties draw:stroke="solid" svg:stroke-width="0.026cm" svg:stroke-color="#1f1f1f" draw:stroke-linejoin="miter" svg:stroke-linecap="butt" draw:fill="none" fo:padding-top="0.013cm" fo:padding-bottom="0.013cm" fo:padding-left="0.013cm" fo:padding-right="0.013cm"/>
    </style:style>
    <style:style style:name="gr8" style:family="graphic" style:parent-style-name="standard">
      <style:graphic-properties draw:stroke="solid" svg:stroke-width="0.039cm" svg:stroke-color="#333333" draw:stroke-linejoin="miter" svg:stroke-linecap="butt" draw:fill="none" fo:padding-top="0.019cm" fo:padding-bottom="0.019cm" fo:padding-left="0.019cm" fo:padding-right="0.019cm"/>
    </style:style>
    <style:style style:name="gr9" style:family="graphic" style:parent-style-name="standard">
      <style:graphic-properties draw:stroke="none" draw:fill="solid" draw:fill-color="#ececff"/>
    </style:style>
    <style:style style:name="gr10" style:family="graphic" style:parent-style-name="standard">
      <style:graphic-properties draw:stroke="solid" svg:stroke-width="0.026cm" svg:stroke-color="#9370db" draw:stroke-linejoin="miter" svg:stroke-linecap="butt" draw:fill="none" fo:padding-top="0.013cm" fo:padding-bottom="0.013cm" fo:padding-left="0.013cm" fo:padding-right="0.013cm"/>
    </style:style>
    <style:style style:name="gr11" style:family="graphic" style:parent-style-name="standard">
      <style:graphic-properties draw:stroke="none" draw:fill="none" draw:textarea-horizontal-align="left" draw:textarea-vertical-align="top" draw:auto-grow-height="true" draw:auto-grow-width="true" fo:min-height="0.528cm" fo:min-width="0.528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13" style:family="graphic" style:parent-style-name="standard">
      <style:graphic-properties draw:stroke="none" draw:fill="solid" draw:fill-color="#333333"/>
    </style:style>
    <style:style style:name="gr14" style:family="graphic" style:parent-style-name="standard">
      <style:graphic-properties draw:stroke="none" draw:fill="none" draw:textarea-horizontal-align="left" draw:textarea-vertical-align="top" draw:auto-grow-height="true" draw:auto-grow-width="true" fo:min-height="0.423cm" fo:min-width="0.422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eaecef"/>
    </style:style>
    <style:style style:name="P3" style:family="paragraph">
      <style:paragraph-properties fo:text-align="start" style:writing-mode="lr-tb"/>
    </style:style>
    <style:style style:name="P4" style:family="paragraph">
      <loext:graphic-properties draw:fill="none"/>
      <style:text-properties fo:font-size="24pt" style:font-size-asian="24pt" style:font-size-complex="24pt"/>
    </style:style>
    <style:style style:name="P5" style:family="paragraph">
      <loext:graphic-properties draw:fill="solid" draw:fill-color="#1f1f1f"/>
    </style:style>
    <style:style style:name="P6" style:family="paragraph">
      <loext:graphic-properties draw:fill="none"/>
      <style:text-properties fo:font-size="18pt" style:font-size-asian="18pt" style:font-size-complex="18pt"/>
    </style:style>
    <style:style style:name="P7" style:family="paragraph">
      <loext:graphic-properties draw:fill="none"/>
      <style:text-properties fo:font-size="12pt" style:font-size-asian="12pt" style:font-size-complex="12pt"/>
    </style:style>
    <style:style style:name="P8" style:family="paragraph">
      <loext:graphic-properties draw:fill="none"/>
    </style:style>
    <style:style style:name="P9" style:family="paragraph">
      <loext:graphic-properties draw:fill="solid" draw:fill-color="#ececff"/>
    </style:style>
    <style:style style:name="P10" style:family="paragraph">
      <loext:graphic-properties draw:fill="none"/>
      <style:text-properties fo:font-size="15pt" style:font-size-asian="15pt" style:font-size-complex="15pt"/>
    </style:style>
    <style:style style:name="P11" style:family="paragraph">
      <loext:graphic-properties draw:fill="solid" draw:fill-color="#333333"/>
    </style:style>
    <style:style style:name="T1" style:family="text">
      <style:text-properties fo:color="#1f1f1f" style:font-name="Ubuntu1" fo:font-size="24pt" fo:font-weight="bold" style:font-size-asian="24pt" style:font-name-complex="Ubuntu1" style:font-size-complex="24pt" style:font-weight-complex="bold"/>
    </style:style>
    <style:style style:name="T2" style:family="text">
      <style:text-properties fo:color="#1f1f1f" style:font-name="Ubuntu1" fo:font-size="18pt" fo:font-weight="bold" style:font-size-asian="18pt" style:font-name-complex="Ubuntu1" style:font-size-complex="18pt" style:font-weight-complex="bold"/>
    </style:style>
    <style:style style:name="T3" style:family="text">
      <style:text-properties fo:color="#1f1f1f" style:font-name="Ubuntu1" fo:font-size="12pt" style:font-size-asian="12pt" style:font-name-complex="Ubuntu1" style:font-size-complex="12pt"/>
    </style:style>
    <style:style style:name="T4" style:family="text">
      <style:text-properties fo:color="#1f1f1f" style:font-name="Ubuntu1" fo:font-size="15pt" fo:font-weight="bold" style:font-size-asian="15pt" style:font-name-complex="Ubuntu1" style:font-size-complex="15pt" style:font-weight-complex="bold"/>
    </style:style>
    <style:style style:name="T5" style:family="text">
      <style:text-properties fo:color="#333333" style:font-name="LiberationSans" fo:font-size="12pt" style:font-size-asian="12pt" style:font-name-complex="LiberationSans"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8.979cm" svg:height="89.47cm" svg:x="1.023cm" svg:y="1.023cm" svg:viewBox="0 0 18980 89471" draw:points="0,0 18980,0 18980,89471 0,89471">
          <text:p/>
        </draw:polygon>
        <draw:polygon draw:style-name="gr2" draw:text-style-name="P2" draw:layer="layout" svg:width="17.921cm" svg:height="0.027cm" svg:x="1.552cm" svg:y="2.875cm" svg:viewBox="0 0 17922 28" draw:points="0,0 17922,0 17922,28 0,28">
          <text:p/>
        </draw:polygon>
        <draw:polygon draw:style-name="gr2" draw:text-style-name="P2" draw:layer="layout" svg:width="17.921cm" svg:height="0.026cm" svg:x="1.552cm" svg:y="4.517cm" svg:viewBox="0 0 17922 27" draw:points="0,0 17922,0 17922,27 0,27">
          <text:p/>
        </draw:polygon>
        <draw:frame draw:style-name="gr3" draw:text-style-name="P4" draw:layer="layout" svg:width="2.915cm" svg:height="0.848cm" svg:x="1.552cm" svg:y="1.782cm">
          <draw:text-box>
            <text:p text:style-name="P3"><text:span text:style-name="T1">L2-PPL</text:span></text:p>
          </draw:text-box>
        </draw:frame>
        <draw:path draw:style-name="gr4" draw:text-style-name="P5" draw:layer="layout" svg:width="0.132cm" svg:height="0.132cm" svg:x="1.949cm" svg:y="5.205cm" svg:viewBox="0 0 133 133" svg:d="M133 67c0 9-1 17-5 25-3 9-8 16-14 22s-13 11-22 14c-9 4-17 5-26 5s-17-1-25-5c-8-3-15-8-22-14-6-6-11-13-14-22-3-8-5-16-5-25s2-17 5-25 8-15 14-22c7-6 14-12 22-15s16-5 25-5 17 2 26 5 16 9 22 15c6 7 11 14 14 22 4 8 5 16 5 25z">
          <text:p/>
        </draw:path>
        <draw:frame draw:style-name="gr5" draw:text-style-name="P6" draw:layer="layout" svg:width="6.246cm" svg:height="0.636cm" svg:x="1.552cm" svg:y="3.683cm">
          <draw:text-box>
            <text:p text:style-name="P3"><text:span text:style-name="T2">Domains of software</text:span></text:p>
          </draw:text-box>
        </draw:frame>
        <draw:path draw:style-name="gr4" draw:text-style-name="P5" draw:layer="layout" svg:width="0.132cm" svg:height="0.132cm" svg:x="1.949cm" svg:y="6.476cm" svg:viewBox="0 0 133 133" svg:d="M133 67c0 8-1 17-5 25-3 8-8 15-14 21-6 7-13 11-22 15-9 3-17 5-26 5s-17-2-25-5c-8-4-15-8-22-15-6-6-11-13-14-21s-5-17-5-25c0-10 2-19 5-27s8-15 14-21c7-6 14-11 22-14 8-4 16-5 25-5s17 1 26 5c9 3 16 8 22 14s11 13 14 21c4 8 5 17 5 27z">
          <text:p/>
        </draw:path>
        <draw:frame draw:style-name="gr6" draw:text-style-name="P7" draw:layer="layout" svg:width="1.7cm" svg:height="0.424cm" svg:x="2.4cm" svg:y="5.108cm">
          <draw:text-box>
            <text:p text:style-name="P3"><text:span text:style-name="T3">Scientiﬁc</text:span></text:p>
          </draw:text-box>
        </draw:frame>
        <draw:path draw:style-name="gr4" draw:text-style-name="P5" draw:layer="layout" svg:width="0.132cm" svg:height="0.132cm" svg:x="1.949cm" svg:y="7.746cm" svg:viewBox="0 0 133 133" svg:d="M133 66c0 9-1 17-5 26-3 8-8 15-14 22-6 6-13 11-22 14-9 4-17 5-26 5s-17-1-25-5c-8-3-15-8-22-14-6-7-11-14-14-22-3-9-5-17-5-26s2-17 5-25 8-15 14-22c7-6 14-11 22-14s16-5 25-5 17 2 26 5 16 8 22 14c6 7 11 14 14 22 4 8 5 16 5 25z">
          <text:p/>
        </draw:path>
        <draw:frame draw:style-name="gr6" draw:text-style-name="P7" draw:layer="layout" svg:width="3.473cm" svg:height="0.424cm" svg:x="2.4cm" svg:y="6.379cm">
          <draw:text-box>
            <text:p text:style-name="P3"><text:span text:style-name="T3">Business Oriented</text:span></text:p>
          </draw:text-box>
        </draw:frame>
        <draw:path draw:style-name="gr4" draw:text-style-name="P5" draw:layer="layout" svg:width="0.132cm" svg:height="0.132cm" svg:x="1.949cm" svg:y="9.017cm" svg:viewBox="0 0 133 133" svg:d="M133 67c0 9-1 17-5 25-3 8-8 15-14 22-6 6-13 11-22 14s-17 5-26 5-17-2-25-5-15-8-22-14c-6-7-11-14-14-22s-5-16-5-25 2-17 5-25c3-9 8-16 14-23 7-6 14-11 22-14 8-4 16-5 25-5s17 1 26 5c9 3 16 8 22 14 6 7 11 14 14 23 4 8 5 16 5 25z">
          <text:p/>
        </draw:path>
        <draw:frame draw:style-name="gr6" draw:text-style-name="P7" draw:layer="layout" svg:width="3.753cm" svg:height="0.424cm" svg:x="2.4cm" svg:y="7.65cm">
          <draw:text-box>
            <text:p text:style-name="P3"><text:span text:style-name="T3">Artiﬁcial Intelligence</text:span></text:p>
          </draw:text-box>
        </draw:frame>
        <draw:path draw:style-name="gr4" draw:text-style-name="P5" draw:layer="layout" svg:width="0.132cm" svg:height="0.133cm" svg:x="1.949cm" svg:y="10.287cm" svg:viewBox="0 0 133 134" svg:d="M133 66c0 10-1 19-5 27-3 8-8 15-14 21s-13 11-22 15c-9 3-17 5-26 5s-17-2-25-5c-8-4-15-9-22-15-6-6-11-13-14-21s-5-17-5-27c0-8 2-17 5-25s8-15 14-21c7-7 14-11 22-15 8-3 16-5 25-5s17 2 26 5c9 4 16 8 22 15 6 6 11 13 14 21 4 8 5 17 5 25z">
          <text:p/>
        </draw:path>
        <draw:frame draw:style-name="gr6" draw:text-style-name="P7" draw:layer="layout" svg:width="3.211cm" svg:height="0.424cm" svg:x="2.4cm" svg:y="8.92cm">
          <draw:text-box>
            <text:p text:style-name="P3"><text:span text:style-name="T3">System Software</text:span></text:p>
          </draw:text-box>
        </draw:frame>
        <draw:path draw:style-name="gr7" draw:text-style-name="P8" draw:layer="layout" svg:width="0.132cm" svg:height="0.133cm" svg:x="2.796cm" svg:y="5.787cm" svg:viewBox="0 0 133 134" svg:d="M133 66c0 9-1 18-5 27-3 8-8 15-14 21s-13 11-21 15c-9 3-17 5-26 5s-17-2-26-5c-8-4-15-9-22-15-6-6-11-13-14-21-3-9-5-18-5-27 0-8 2-17 5-25s8-15 14-21c7-7 14-11 22-15 9-3 17-5 26-5s17 2 26 5c8 4 15 8 21 15 6 6 11 13 14 21 4 8 5 17 5 25z">
          <text:p/>
        </draw:path>
        <draw:frame draw:style-name="gr6" draw:text-style-name="P7" draw:layer="layout" svg:width="2.153cm" svg:height="0.424cm" svg:x="2.4cm" svg:y="10.191cm">
          <draw:text-box>
            <text:p text:style-name="P3"><text:span text:style-name="T3">Web based</text:span></text:p>
          </draw:text-box>
        </draw:frame>
        <draw:path draw:style-name="gr7" draw:text-style-name="P8" draw:layer="layout" svg:width="0.132cm" svg:height="0.132cm" svg:x="2.796cm" svg:y="7.058cm" svg:viewBox="0 0 133 133" svg:d="M133 67c0 9-1 17-5 25-3 8-8 16-14 22s-13 11-21 14c-9 4-17 5-26 5s-17-1-26-5c-8-3-15-8-22-14-6-6-11-14-14-22s-5-16-5-25 2-17 5-25 8-16 14-22c7-6 14-11 22-14 9-4 17-6 26-6s17 2 26 6c8 3 15 8 21 14s11 14 14 22c4 8 5 16 5 25z">
          <text:p/>
        </draw:path>
        <draw:frame draw:style-name="gr6" draw:text-style-name="P7" draw:layer="layout" svg:width="5.518cm" svg:height="0.424cm" svg:x="3.247cm" svg:y="5.691cm">
          <draw:text-box>
            <text:p text:style-name="P3"><text:span text:style-name="T3">Fortran - Formula Translation</text:span></text:p>
          </draw:text-box>
        </draw:frame>
        <draw:path draw:style-name="gr7" draw:text-style-name="P8" draw:layer="layout" svg:width="0.132cm" svg:height="0.133cm" svg:x="2.796cm" svg:y="8.328cm" svg:viewBox="0 0 133 134" svg:d="M133 68c0 8-1 17-5 25-3 8-8 15-14 21-6 7-13 11-21 15-9 3-17 5-26 5s-17-2-26-5c-8-4-15-8-22-15-6-6-11-13-14-21s-5-17-5-25c0-9 2-19 5-27s8-15 14-21c7-6 14-11 22-15 9-3 17-5 26-5s17 2 26 5c8 4 15 9 21 15s11 13 14 21c4 8 5 18 5 27z">
          <text:p/>
        </draw:path>
        <draw:frame draw:style-name="gr6" draw:text-style-name="P7" draw:layer="layout" svg:width="9.188cm" svg:height="0.424cm" svg:x="3.247cm" svg:y="6.961cm">
          <draw:text-box>
            <text:p text:style-name="P3"><text:span text:style-name="T3">COBOL - Common Business Oriented Language</text:span></text:p>
          </draw:text-box>
        </draw:frame>
        <draw:path draw:style-name="gr7" draw:text-style-name="P8" draw:layer="layout" svg:width="0.132cm" svg:height="0.132cm" svg:x="2.796cm" svg:y="9.599cm" svg:viewBox="0 0 133 133" svg:d="M133 66c0 9-1 17-5 26-3 8-8 16-14 22s-13 11-21 14c-9 4-17 5-26 5s-17-1-26-5c-8-3-15-8-22-14-6-6-11-14-14-22-3-9-5-17-5-26s2-17 5-25 8-15 14-22c7-6 14-11 22-14 9-3 17-5 26-5s17 2 26 5c8 3 15 8 21 14 6 7 11 14 14 22 4 8 5 16 5 25z">
          <text:p/>
        </draw:path>
        <draw:frame draw:style-name="gr6" draw:text-style-name="P7" draw:layer="layout" svg:width="4.18cm" svg:height="0.424cm" svg:x="3.247cm" svg:y="8.232cm">
          <draw:text-box>
            <text:p text:style-name="P3"><text:span text:style-name="T3">LISP - List Processing</text:span></text:p>
          </draw:text-box>
        </draw:frame>
        <draw:path draw:style-name="gr7" draw:text-style-name="P8" draw:layer="layout" svg:width="0.132cm" svg:height="0.132cm" svg:x="2.796cm" svg:y="10.87cm" svg:viewBox="0 0 133 133" svg:d="M133 67c0 9-1 17-5 25-3 8-8 15-14 22-6 6-13 11-21 14-9 3-17 5-26 5s-17-2-26-5c-8-3-15-8-22-14-6-7-11-14-14-22s-5-16-5-25 2-17 5-26c3-8 8-15 14-22 7-6 14-11 22-14 9-4 17-5 26-5s17 1 26 5c8 3 15 8 21 14 6 7 11 14 14 22 4 9 5 17 5 26z">
          <text:p/>
        </draw:path>
        <draw:frame draw:style-name="gr6" draw:text-style-name="P7" draw:layer="layout" svg:width="0.423cm" svg:height="0.424cm" svg:x="3.247cm" svg:y="9.503cm">
          <draw:text-box>
            <text:p text:style-name="P3"><text:span text:style-name="T3">C</text:span></text:p>
          </draw:text-box>
        </draw:frame>
        <draw:polygon draw:style-name="gr2" draw:text-style-name="P2" draw:layer="layout" svg:width="17.921cm" svg:height="0.027cm" svg:x="1.552cm" svg:y="12.828cm" svg:viewBox="0 0 17922 28" draw:points="0,0 17922,0 17922,28 0,28">
          <text:p/>
        </draw:polygon>
        <draw:frame draw:style-name="gr6" draw:text-style-name="P7" draw:layer="layout" svg:width="2.292cm" svg:height="0.424cm" svg:x="3.247cm" svg:y="10.773cm">
          <draw:text-box>
            <text:p text:style-name="P3"><text:span text:style-name="T3">PHP JS etc.</text:span></text:p>
          </draw:text-box>
        </draw:frame>
        <draw:frame draw:style-name="gr5" draw:text-style-name="P6" draw:layer="layout" svg:width="11.233cm" svg:height="0.636cm" svg:x="1.552cm" svg:y="11.995cm">
          <draw:text-box>
            <text:p text:style-name="P3"><text:span text:style-name="T2">Qualities of a programming language</text:span></text:p>
          </draw:text-box>
        </draw:frame>
        <draw:polyline draw:style-name="gr8" draw:text-style-name="P8" draw:layer="layout" svg:width="5.725cm" svg:height="2.293cm" svg:x="3.963cm" svg:y="16.494cm" svg:viewBox="0 0 5726 2294" draw:points="5726,0 0,1634 0,2294">
          <text:p/>
        </draw:polyline>
        <draw:polyline draw:style-name="gr8" draw:text-style-name="P8" draw:layer="layout" svg:width="1.157cm" svg:height="1.744cm" svg:x="8.842cm" svg:y="17.043cm" svg:viewBox="0 0 1158 1745" draw:points="1158,0 0,1084 0,1745">
          <text:p/>
        </draw:polyline>
        <draw:polyline draw:style-name="gr8" draw:text-style-name="P8" draw:layer="layout" svg:width="1.157cm" svg:height="1.744cm" svg:x="11.956cm" svg:y="17.043cm" svg:viewBox="0 0 1158 1745" draw:points="0,0 1158,1084 1158,1745">
          <text:p/>
        </draw:polyline>
        <draw:polyline draw:style-name="gr8" draw:text-style-name="P8" draw:layer="layout" svg:width="5.121cm" svg:height="2.26cm" svg:x="12.258cm" svg:y="16.527cm" svg:viewBox="0 0 5122 2261" draw:points="0,0 5122,1601 5122,2261">
          <text:p/>
        </draw:polyline>
        <draw:path draw:style-name="gr9" draw:text-style-name="P9" draw:layer="layout" svg:width="2.683cm" svg:height="2.679cm" svg:x="9.636cm" svg:y="14.787cm" svg:viewBox="0 0 2684 2680" svg:d="M2684 1340c0 43-2 87-6 131-4 43-11 87-19 130-9 43-20 85-32 127-13 42-28 84-45 124-17 41-35 80-56 119s-43 76-68 113c-25 36-51 71-79 105s-58 67-89 98-63 60-97 88-69 54-106 78c-36 25-74 47-113 68s-78 39-119 56c-40 17-82 32-124 44-42 14-84 25-128 33-43 9-86 15-130 20-44 4-87 6-131 6s-88-2-132-6c-44-5-87-11-130-20-43-8-86-19-128-33-42-12-83-27-124-44-40-17-80-35-119-56s-76-43-113-68c-36-24-72-50-105-78-34-28-67-57-98-88s-61-64-88-98c-28-34-54-69-79-105-24-37-47-74-68-113-20-39-39-78-56-119-17-40-31-82-44-124s-24-84-32-127c-9-43-15-87-20-130-4-44-6-88-6-131 0-44 2-88 6-132 5-43 11-87 20-130 8-43 19-85 32-127s27-84 44-124c17-41 36-80 56-119 21-39 44-76 68-113 25-36 51-71 79-105 27-34 57-67 88-98s64-60 98-88c33-28 69-54 105-78 37-25 74-47 113-68s79-39 119-56c41-17 82-32 124-44 42-13 85-24 128-32 43-9 86-15 130-20 44-4 88-6 132-6s87 2 131 6c44 5 87 11 130 20 44 8 86 19 128 32 42 12 84 27 124 44 41 17 80 35 119 56s77 43 113 68c37 24 72 50 106 78s66 57 97 88 61 64 89 98 54 69 79 105c25 37 47 74 68 113s39 78 56 119c17 40 32 82 45 124 12 42 23 84 32 127 8 43 15 87 19 130 4 44 6 88 6 132z">
          <text:p/>
        </draw:path>
        <draw:path draw:style-name="gr10" draw:text-style-name="P8" draw:layer="layout" svg:width="2.683cm" svg:height="2.679cm" svg:x="9.636cm" svg:y="14.787cm" svg:viewBox="0 0 2684 2680" svg:d="M2684 1340c0 43-2 87-6 131-4 43-11 87-19 130-9 43-20 85-32 127-13 42-28 84-45 124-17 41-35 80-56 119s-43 76-68 113c-25 36-51 71-79 105s-58 67-89 98-63 60-97 88-69 54-106 78c-36 25-74 47-113 68s-78 39-119 56c-40 17-82 32-124 44-42 14-84 25-128 33-43 9-86 15-130 20-44 4-87 6-131 6s-88-2-132-6c-44-5-87-11-130-20-43-8-86-19-128-33-42-12-83-27-124-44-40-17-80-35-119-56s-76-43-113-68c-36-24-72-50-105-78-34-28-67-57-98-88s-61-64-88-98c-28-34-54-69-79-105-24-37-47-74-68-113-20-39-39-78-56-119-17-40-31-82-44-124s-24-84-32-127c-9-43-15-87-20-130-4-44-6-88-6-131 0-44 2-88 6-132 5-43 11-87 20-130 8-43 19-85 32-127s27-84 44-124c17-41 36-80 56-119 21-39 44-76 68-113 25-36 51-71 79-105 27-34 57-67 88-98s64-60 98-88c33-28 69-54 105-78 37-25 74-47 113-68s79-39 119-56c41-17 82-32 124-44 42-13 85-24 128-32 43-9 86-15 130-20 44-4 88-6 132-6s87 2 131 6c44 5 87 11 130 20 44 8 86 19 128 32 42 12 84 27 124 44 41 17 80 35 119 56s77 43 113 68c37 24 72 50 106 78s66 57 97 88 61 64 89 98 54 69 79 105c25 37 47 74 68 113s39 78 56 119c17 40 32 82 45 124 12 42 23 84 32 127 8 43 15 87 19 130 4 44 6 88 6 132z">
          <text:p/>
        </draw:path>
        <draw:frame draw:style-name="gr11" draw:text-style-name="P10" draw:layer="layout" svg:width="3.427cm" svg:height="0.53cm" svg:x="1.552cm" svg:y="13.634cm">
          <draw:text-box>
            <text:p text:style-name="P3"><text:span text:style-name="T4">1. Readability</text:span></text:p>
          </draw:text-box>
        </draw:frame>
        <draw:polygon draw:style-name="gr9" draw:text-style-name="P9" draw:layer="layout" svg:width="3.869cm" svg:height="1.11cm" svg:x="2.028cm" svg:y="18.787cm" svg:viewBox="0 0 3870 1111" draw:points="0,0 3870,0 3870,1111 0,1111">
          <text:p/>
        </draw:polygon>
        <draw:polygon draw:style-name="gr10" draw:text-style-name="P8" draw:layer="layout" svg:width="3.869cm" svg:height="1.11cm" svg:x="2.028cm" svg:y="18.787cm" svg:viewBox="0 0 3870 1111" draw:points="0,0 3870,0 3870,1111 0,1111">
          <text:p/>
        </draw:polygon>
        <draw:frame draw:style-name="gr12" draw:text-style-name="P7" draw:layer="layout" svg:width="2.102cm" svg:height="0.424cm" svg:x="9.931cm" svg:y="15.977cm">
          <draw:text-box>
            <text:p text:style-name="P3"><text:span text:style-name="T5">Readability</text:span></text:p>
          </draw:text-box>
        </draw:frame>
        <draw:polygon draw:style-name="gr9" draw:text-style-name="P9" draw:layer="layout" svg:width="3.245cm" svg:height="1.11cm" svg:x="7.22cm" svg:y="18.787cm" svg:viewBox="0 0 3246 1111" draw:points="0,0 3246,0 3246,1111 0,1111">
          <text:p/>
        </draw:polygon>
        <draw:polygon draw:style-name="gr10" draw:text-style-name="P8" draw:layer="layout" svg:width="3.245cm" svg:height="1.11cm" svg:x="7.22cm" svg:y="18.787cm" svg:viewBox="0 0 3246 1111" draw:points="0,0 3246,0 3246,1111 0,1111">
          <text:p/>
        </draw:polygon>
        <draw:frame draw:style-name="gr12" draw:text-style-name="P7" draw:layer="layout" svg:width="3.249cm" svg:height="0.424cm" svg:x="2.34cm" svg:y="19.193cm">
          <draw:text-box>
            <text:p text:style-name="P3"><text:span text:style-name="T5">Overall Simplicity</text:span></text:p>
          </draw:text-box>
        </draw:frame>
        <draw:polygon draw:style-name="gr9" draw:text-style-name="P9" draw:layer="layout" svg:width="2.65cm" svg:height="1.11cm" svg:x="11.788cm" svg:y="18.787cm" svg:viewBox="0 0 2651 1111" draw:points="0,0 2651,0 2651,1111 0,1111">
          <text:p/>
        </draw:polygon>
        <draw:polygon draw:style-name="gr10" draw:text-style-name="P8" draw:layer="layout" svg:width="2.65cm" svg:height="1.11cm" svg:x="11.788cm" svg:y="18.787cm" svg:viewBox="0 0 2651 1111" draw:points="0,0 2651,0 2651,1111 0,1111">
          <text:p/>
        </draw:polygon>
        <draw:frame draw:style-name="gr12" draw:text-style-name="P7" draw:layer="layout" svg:width="2.529cm" svg:height="0.424cm" svg:x="7.584cm" svg:y="19.193cm">
          <draw:text-box>
            <text:p text:style-name="P3"><text:span text:style-name="T5">Orthogonality</text:span></text:p>
          </draw:text-box>
        </draw:frame>
        <draw:polygon draw:style-name="gr9" draw:text-style-name="P9" draw:layer="layout" svg:width="3.235cm" svg:height="1.11cm" svg:x="15.761cm" svg:y="18.787cm" svg:viewBox="0 0 3236 1111" draw:points="0,0 3236,0 3236,1111 0,1111">
          <text:p/>
        </draw:polygon>
        <draw:polygon draw:style-name="gr10" draw:text-style-name="P8" draw:layer="layout" svg:width="3.235cm" svg:height="1.11cm" svg:x="15.761cm" svg:y="18.787cm" svg:viewBox="0 0 3236 1111" draw:points="0,0 3236,0 3236,1111 0,1111">
          <text:p/>
        </draw:polygon>
        <draw:frame draw:style-name="gr12" draw:text-style-name="P7" draw:layer="layout" svg:width="2.174cm" svg:height="0.424cm" svg:x="12.053cm" svg:y="19.193cm">
          <draw:text-box>
            <text:p text:style-name="P3"><text:span text:style-name="T5">Data Types</text:span></text:p>
          </draw:text-box>
        </draw:frame>
        <draw:path draw:style-name="gr4" draw:text-style-name="P5" draw:layer="layout" svg:width="0.132cm" svg:height="0.133cm" svg:x="1.949cm" svg:y="20.478cm" svg:viewBox="0 0 133 134" svg:d="M133 68c0 8-1 17-5 25-3 8-8 15-14 21-6 7-13 11-22 15-9 3-17 5-26 5s-17-2-25-5c-8-4-15-8-22-15-6-6-11-13-14-21s-5-17-5-25c0-9 2-18 5-27 3-8 8-15 14-21 7-6 14-11 22-14 8-4 16-6 25-6s17 2 26 6c9 3 16 8 22 14s11 13 14 21c4 9 5 18 5 27z">
          <text:p/>
        </draw:path>
        <draw:frame draw:style-name="gr12" draw:text-style-name="P7" draw:layer="layout" svg:width="2.741cm" svg:height="0.424cm" svg:x="16.026cm" svg:y="19.193cm">
          <draw:text-box>
            <text:p text:style-name="P3"><text:span text:style-name="T5">Syntax Design</text:span></text:p>
          </draw:text-box>
        </draw:frame>
        <draw:path draw:style-name="gr4" draw:text-style-name="P5" draw:layer="layout" svg:width="0.132cm" svg:height="0.132cm" svg:x="1.949cm" svg:y="21.749cm" svg:viewBox="0 0 133 133" svg:d="M133 66c0 9-1 17-5 26-3 9-8 16-14 22s-13 11-22 14c-9 4-17 5-26 5s-17-1-25-5c-8-3-15-8-22-14-6-6-11-13-14-22s-5-17-5-26 2-17 5-25 8-15 14-22c7-6 14-11 22-14s16-5 25-5 17 2 26 5 16 8 22 14c6 7 11 14 14 22 4 8 5 16 5 25z">
          <text:p/>
        </draw:path>
        <draw:frame draw:style-name="gr6" draw:text-style-name="P7" draw:layer="layout" svg:width="3.177cm" svg:height="0.424cm" svg:x="2.4cm" svg:y="20.382cm">
          <draw:text-box>
            <text:p text:style-name="P3"><text:span text:style-name="T3">Overall simplicity</text:span></text:p>
          </draw:text-box>
        </draw:frame>
        <draw:path draw:style-name="gr4" draw:text-style-name="P5" draw:layer="layout" svg:width="0.132cm" svg:height="0.132cm" svg:x="1.949cm" svg:y="23.602cm" svg:viewBox="0 0 133 133" svg:d="M133 66c0 9-1 17-5 27-3 8-8 15-14 21s-13 11-22 14c-9 4-17 5-26 5s-17-1-25-5c-8-3-15-8-22-14-6-6-11-13-14-21-3-10-5-18-5-27s2-17 5-25 8-15 14-22c7-6 14-11 22-14s16-5 25-5 17 2 26 5 16 8 22 14c6 7 11 14 14 22 4 8 5 16 5 25z">
          <text:p/>
        </draw:path>
        <draw:frame draw:style-name="gr6" draw:text-style-name="P7" draw:layer="layout" svg:width="2.529cm" svg:height="0.424cm" svg:x="2.4cm" svg:y="21.653cm">
          <draw:text-box>
            <text:p text:style-name="P3"><text:span text:style-name="T3">Orthogonality</text:span></text:p>
          </draw:text-box>
        </draw:frame>
        <draw:path draw:style-name="gr4" draw:text-style-name="P5" draw:layer="layout" svg:width="0.132cm" svg:height="0.132cm" svg:x="1.949cm" svg:y="25.455cm" svg:viewBox="0 0 133 133" svg:d="M133 66c0 9-1 17-5 26-3 9-8 16-14 22s-13 11-22 14c-9 4-17 5-26 5s-17-1-25-5c-8-3-15-8-22-14-6-6-11-13-14-22s-5-17-5-26 2-17 5-25 8-15 14-22c7-6 14-11 22-14s16-5 25-5 17 2 26 5 16 8 22 14c6 7 11 14 14 22 4 8 5 16 5 25z">
          <text:p/>
        </draw:path>
        <draw:frame draw:style-name="gr6" draw:text-style-name="P7" draw:layer="layout" svg:width="2.174cm" svg:height="0.424cm" svg:x="2.4cm" svg:y="23.506cm">
          <draw:text-box>
            <text:p text:style-name="P3"><text:span text:style-name="T3">Data Types</text:span></text:p>
          </draw:text-box>
        </draw:frame>
        <draw:path draw:style-name="gr7" draw:text-style-name="P8" draw:layer="layout" svg:width="0.132cm" svg:height="0.132cm" svg:x="2.796cm" svg:y="21.061cm" svg:viewBox="0 0 133 133" svg:d="M133 66c0 9-1 17-5 25-3 8-8 16-14 22s-13 11-21 15c-9 3-17 5-26 5s-17-2-26-5c-8-4-15-9-22-15-6-6-11-14-14-22s-5-16-5-25 2-17 5-25 8-16 14-22c7-6 14-11 22-14 9-3 17-5 26-5s17 2 26 5c8 3 15 8 21 14s11 14 14 22c4 8 5 16 5 25z">
          <text:p/>
        </draw:path>
        <draw:frame draw:style-name="gr6" draw:text-style-name="P7" draw:layer="layout" svg:width="2.741cm" svg:height="0.424cm" svg:x="2.4cm" svg:y="25.358cm">
          <draw:text-box>
            <text:p text:style-name="P3"><text:span text:style-name="T3">Syntax Design</text:span></text:p>
          </draw:text-box>
        </draw:frame>
        <draw:path draw:style-name="gr7" draw:text-style-name="P8" draw:layer="layout" svg:width="0.132cm" svg:height="0.133cm" svg:x="2.796cm" svg:y="22.331cm" svg:viewBox="0 0 133 134" svg:d="M133 68c0 8-1 17-5 25-3 8-8 15-14 21-6 7-13 11-21 15-9 3-17 5-26 5s-17-2-26-5c-8-4-15-8-22-15-6-6-11-13-14-21s-5-17-5-25c0-9 2-18 5-27 3-8 8-15 14-21 7-6 14-11 22-15 9-3 17-5 26-5s17 2 26 5c8 4 15 9 21 15s11 13 14 21c4 9 5 18 5 27z">
          <text:p/>
        </draw:path>
        <draw:frame draw:style-name="gr6" draw:text-style-name="P7" draw:layer="layout" svg:width="3.05cm" svg:height="0.424cm" svg:x="3.247cm" svg:y="20.964cm">
          <draw:text-box>
            <text:p text:style-name="P3"><text:span text:style-name="T3">Self explanatory</text:span></text:p>
          </draw:text-box>
        </draw:frame>
        <draw:frame draw:style-name="gr6" draw:text-style-name="P7" draw:layer="layout" svg:width="15.61cm" svg:height="0.424cm" svg:x="3.247cm" svg:y="22.235cm">
          <draw:text-box>
            <text:p text:style-name="P3"><text:span text:style-name="T3">You should have small number of constructs and small number of ways to combine</text:span></text:p>
          </draw:text-box>
        </draw:frame>
        <draw:path draw:style-name="gr7" draw:text-style-name="P8" draw:layer="layout" svg:width="0.132cm" svg:height="0.133cm" svg:x="2.796cm" svg:y="24.184cm" svg:viewBox="0 0 133 134" svg:d="M133 68c0 8-1 17-5 25-3 8-8 15-14 21-6 7-13 11-21 15-9 3-17 5-26 5s-17-2-26-5c-8-4-15-8-22-15-6-6-11-13-14-21s-5-17-5-25c0-9 2-18 5-26 3-9 8-16 14-22 7-6 14-11 22-15 9-3 17-5 26-5s17 2 26 5c8 4 15 9 21 15s11 13 14 22c4 8 5 17 5 26z">
          <text:p/>
        </draw:path>
        <draw:frame draw:style-name="gr6" draw:text-style-name="P7" draw:layer="layout" svg:width="6.039cm" svg:height="0.424cm" svg:x="3.247cm" svg:y="22.817cm">
          <draw:text-box>
            <text:p text:style-name="P3"><text:span text:style-name="T3">them to write complex programs</text:span></text:p>
          </draw:text-box>
        </draw:frame>
        <draw:frame draw:style-name="gr6" draw:text-style-name="P7" draw:layer="layout" svg:width="9.743cm" svg:height="0.424cm" svg:x="3.247cm" svg:y="24.088cm">
          <draw:text-box>
            <text:p text:style-name="P3"><text:span text:style-name="T3">Some languages have richer data types than others</text:span></text:p>
          </draw:text-box>
        </draw:frame>
        <draw:path draw:style-name="gr7" draw:text-style-name="P8" draw:layer="layout" svg:width="0.132cm" svg:height="0.133cm" svg:x="2.796cm" svg:y="26.037cm" svg:viewBox="0 0 133 134" svg:d="M133 67c0 9-1 18-5 26-3 8-8 15-14 21s-13 11-21 15c-9 3-17 5-26 5s-17-2-26-5c-8-4-15-9-22-15-6-6-11-13-14-21s-5-17-5-26c0-8 2-17 5-25 3-9 8-16 14-22 7-7 14-11 22-15 9-3 17-5 26-5s17 2 26 5c8 4 15 8 21 15 6 6 11 13 14 22 4 8 5 17 5 25z">
          <text:p/>
        </draw:path>
        <draw:frame draw:style-name="gr6" draw:text-style-name="P7" draw:layer="layout" svg:width="2.318cm" svg:height="0.424cm" svg:x="3.247cm" svg:y="24.67cm">
          <draw:text-box>
            <text:p text:style-name="P3"><text:span text:style-name="T3">eg: C &amp; java</text:span></text:p>
          </draw:text-box>
        </draw:frame>
        <draw:frame draw:style-name="gr6" draw:text-style-name="P7" draw:layer="layout" svg:width="3.207cm" svg:height="0.424cm" svg:x="3.247cm" svg:y="25.941cm">
          <draw:text-box>
            <text:p text:style-name="P3"><text:span text:style-name="T3">Simple keywords</text:span></text:p>
          </draw:text-box>
        </draw:frame>
        <draw:frame draw:style-name="gr11" draw:text-style-name="P10" draw:layer="layout" svg:width="3.461cm" svg:height="0.53cm" svg:x="1.552cm" svg:y="27.161cm">
          <draw:text-box>
            <text:p text:style-name="P3"><text:span text:style-name="T4">2. Writeability</text:span></text:p>
          </draw:text-box>
        </draw:frame>
      </draw:page>
      <draw:page draw:name="page2" draw:style-name="dp1" draw:master-page-name="master-page46">
        <draw:polygon draw:style-name="gr1" draw:text-style-name="P1" draw:layer="layout" svg:width="18.979cm" svg:height="89.471cm" svg:x="1.023cm" svg:y="-26.666cm" svg:viewBox="0 0 18980 89472" draw:points="0,0 18980,0 18980,89472 0,89472">
          <text:p/>
        </draw:polygon>
        <draw:polyline draw:style-name="gr8" draw:text-style-name="P8" draw:layer="layout" svg:width="1.815cm" svg:height="1.376cm" svg:x="7.74cm" svg:y="1.79cm" svg:viewBox="0 0 1816 1377" draw:points="0,1377 1155,0 1816,0">
          <text:p/>
        </draw:polyline>
        <draw:polygon draw:style-name="gr13" draw:text-style-name="P11" draw:layer="layout" svg:width="0.237cm" svg:height="0.238cm" svg:x="9.341cm" svg:y="1.671cm" svg:viewBox="0 0 238 239" draw:points="0,0 238,120 0,239">
          <text:p/>
        </draw:polygon>
        <draw:polyline draw:style-name="gr8" draw:text-style-name="P8" draw:layer="layout" svg:width="2.938cm" svg:height="0cm" svg:x="8.233cm" svg:y="4.226cm" svg:viewBox="0 0 2939 0" draw:points="0,0 661,0 2939,0">
          <text:p/>
        </draw:polyline>
        <draw:polygon draw:style-name="gr13" draw:text-style-name="P11" draw:layer="layout" svg:width="0.237cm" svg:height="0.239cm" svg:x="10.958cm" svg:y="4.106cm" svg:viewBox="0 0 238 240" draw:points="0,0 238,121 0,240">
          <text:p/>
        </draw:polygon>
        <draw:polyline draw:style-name="gr8" draw:text-style-name="P8" draw:layer="layout" svg:width="3.404cm" svg:height="1.376cm" svg:x="7.74cm" svg:y="5.285cm" svg:viewBox="0 0 3405 1377" draw:points="0,0 1155,1377 3405,1377">
          <text:p/>
        </draw:polyline>
        <draw:polygon draw:style-name="gr13" draw:text-style-name="P11" draw:layer="layout" svg:width="0.238cm" svg:height="0.238cm" svg:x="10.93cm" svg:y="6.542cm" svg:viewBox="0 0 239 239" draw:points="0,0 239,120 0,239">
          <text:p/>
        </draw:polygon>
        <draw:path draw:style-name="gr9" draw:text-style-name="P9" draw:layer="layout" svg:width="2.764cm" svg:height="2.769cm" svg:x="5.469cm" svg:y="2.841cm" svg:viewBox="0 0 2765 2770" svg:d="M2765 1386c0 45-2 90-6 135-5 45-11 90-20 135-9 44-20 88-33 131-13 44-29 86-46 128s-36 83-58 123c-21 40-44 79-70 117-25 37-52 74-80 109-29 35-59 68-91 100s-66 63-101 92c-35 28-71 55-109 81-37 25-76 48-116 69-40 22-81 41-123 58-42 18-84 33-127 46-44 13-88 24-132 33s-89 16-134 20c-45 5-91 7-137 7-45 0-90-2-135-7-45-4-90-11-134-20-45-9-89-20-132-33s-86-28-128-46c-41-17-82-36-122-58-40-21-79-44-117-69-37-26-73-53-108-81-35-29-69-60-101-92s-62-65-91-100-56-72-81-109c-25-38-48-77-70-117-21-40-40-81-58-123-17-42-32-84-45-128-13-43-24-87-33-131-9-45-16-90-20-135-5-45-7-90-7-135 0-46 2-92 7-137 4-45 11-90 20-135 9-44 20-88 33-131 13-44 28-86 45-128 18-42 37-83 58-123 22-40 45-79 70-117 25-37 52-74 81-109s59-68 91-100 66-63 101-92c35-28 71-55 108-81 38-25 77-48 117-69 40-22 81-41 122-58 42-18 85-33 128-46s87-24 132-33c44-9 89-16 134-20 45-5 90-7 135-7 46 0 92 2 137 7 45 4 90 11 134 20s88 20 132 33c43 13 85 28 127 46 42 17 83 36 123 58 40 21 79 44 116 69 38 26 74 53 109 81 35 29 69 60 101 92s62 65 91 100c28 35 55 72 80 109 26 38 49 77 70 117 22 40 41 81 58 123s33 84 46 128c13 43 24 87 33 131 9 45 15 90 20 135 4 45 6 91 6 137z">
          <text:p/>
        </draw:path>
        <draw:path draw:style-name="gr10" draw:text-style-name="P8" draw:layer="layout" svg:width="2.764cm" svg:height="2.769cm" svg:x="5.469cm" svg:y="2.841cm" svg:viewBox="0 0 2765 2770" svg:d="M2765 1386c0 45-2 90-6 135-5 45-11 90-20 135-9 44-20 88-33 131-13 44-29 86-46 128s-36 83-58 123c-21 40-44 79-70 117-25 37-52 74-80 109-29 35-59 68-91 100s-66 63-101 92c-35 28-71 55-109 81-37 25-76 48-116 69-40 22-81 41-123 58-42 18-84 33-127 46-44 13-88 24-132 33s-89 16-134 20c-45 5-91 7-137 7-45 0-90-2-135-7-45-4-90-11-134-20-45-9-89-20-132-33s-86-28-128-46c-41-17-82-36-122-58-40-21-79-44-117-69-37-26-73-53-108-81-35-29-69-60-101-92s-62-65-91-100-56-72-81-109c-25-38-48-77-70-117-21-40-40-81-58-123-17-42-32-84-45-128-13-43-24-87-33-131-9-45-16-90-20-135-5-45-7-90-7-135 0-46 2-92 7-137 4-45 11-90 20-135 9-44 20-88 33-131 13-44 28-86 45-128 18-42 37-83 58-123 22-40 45-79 70-117 25-37 52-74 81-109s59-68 91-100 66-63 101-92c35-28 71-55 108-81 38-25 77-48 117-69 40-22 81-41 122-58 42-18 85-33 128-46s87-24 132-33c44-9 89-16 134-20 45-5 90-7 135-7 46 0 92 2 137 7 45 4 90 11 134 20s88 20 132 33c43 13 85 28 127 46 42 17 83 36 123 58 40 21 79 44 116 69 38 26 74 53 109 81 35 29 69 60 101 92s62 65 91 100c28 35 55 72 80 109 26 38 49 77 70 117 22 40 41 81 58 123s33 84 46 128c13 43 24 87 33 131 9 45 15 90 20 135 4 45 6 91 6 137z">
          <text:p/>
        </draw:path>
        <draw:polygon draw:style-name="gr9" draw:text-style-name="P9" draw:layer="layout" svg:width="2.766cm" svg:height="1.111cm" svg:x="11.172cm" svg:y="3.67cm" svg:viewBox="0 0 2767 1112" draw:points="0,0 2767,0 2767,1112 0,1112">
          <text:p/>
        </draw:polygon>
        <draw:polygon draw:style-name="gr10" draw:text-style-name="P8" draw:layer="layout" svg:width="2.766cm" svg:height="1.111cm" svg:x="11.172cm" svg:y="3.67cm" svg:viewBox="0 0 2767 1112" draw:points="0,0 2767,0 2767,1112 0,1112">
          <text:p/>
        </draw:polygon>
        <draw:frame draw:style-name="gr14" draw:text-style-name="P7" draw:layer="layout" svg:width="2.072cm" svg:height="0.424cm" svg:x="5.822cm" svg:y="4.076cm">
          <draw:text-box>
            <text:p text:style-name="P3"><text:span text:style-name="T5">Writeability</text:span></text:p>
          </draw:text-box>
        </draw:frame>
        <draw:polygon draw:style-name="gr9" draw:text-style-name="P9" draw:layer="layout" svg:width="2.822cm" svg:height="1.112cm" svg:x="11.144cm" svg:y="6.105cm" svg:viewBox="0 0 2823 1113" draw:points="0,0 2823,0 2823,1113 0,1113">
          <text:p/>
        </draw:polygon>
        <draw:polygon draw:style-name="gr10" draw:text-style-name="P8" draw:layer="layout" svg:width="2.822cm" svg:height="1.112cm" svg:x="11.144cm" svg:y="6.105cm" svg:viewBox="0 0 2823 1113" draw:points="0,0 2823,0 2823,1113 0,1113">
          <text:p/>
        </draw:polygon>
        <draw:frame draw:style-name="gr14" draw:text-style-name="P7" draw:layer="layout" svg:width="2.127cm" svg:height="0.424cm" svg:x="11.498cm" svg:y="4.076cm">
          <draw:text-box>
            <text:p text:style-name="P3"><text:span text:style-name="T5">Abstraction</text:span></text:p>
          </draw:text-box>
        </draw:frame>
        <draw:polygon draw:style-name="gr9" draw:text-style-name="P9" draw:layer="layout" svg:width="6cm" svg:height="1.112cm" svg:x="9.555cm" svg:y="1.234cm" svg:viewBox="0 0 6001 1113" draw:points="0,0 6001,0 6001,1113 0,1113">
          <text:p/>
        </draw:polygon>
        <draw:polygon draw:style-name="gr10" draw:text-style-name="P8" draw:layer="layout" svg:width="6cm" svg:height="1.112cm" svg:x="9.555cm" svg:y="1.234cm" svg:viewBox="0 0 6001 1113" draw:points="0,0 6001,0 6001,1113 0,1113">
          <text:p/>
        </draw:polygon>
        <draw:frame draw:style-name="gr14" draw:text-style-name="P7" draw:layer="layout" svg:width="2.263cm" svg:height="0.424cm" svg:x="11.428cm" svg:y="6.511cm">
          <draw:text-box>
            <text:p text:style-name="P3"><text:span text:style-name="T5">Expressivity</text:span></text:p>
          </draw:text-box>
        </draw:frame>
        <draw:frame draw:style-name="gr14" draw:text-style-name="P7" draw:layer="layout" svg:width="5.264cm" svg:height="0.424cm" svg:x="9.935cm" svg:y="1.641cm">
          <draw:text-box>
            <text:p text:style-name="P3"><text:span text:style-name="T5">Simplicity and Orthogonality</text:span></text:p>
          </draw:text-box>
        </draw:frame>
        <draw:path draw:style-name="gr4" draw:text-style-name="P5" draw:layer="layout" svg:width="0.132cm" svg:height="0.132cm" svg:x="1.949cm" svg:y="8.805cm" svg:viewBox="0 0 133 133" svg:d="M133 66c0 9-1 17-5 25-3 9-8 17-14 23s-13 11-22 14c-9 4-17 5-26 5s-17-1-25-5c-8-3-15-8-22-14-6-6-11-14-14-23-3-8-5-16-5-25s2-17 5-25 8-15 14-22c7-6 14-11 22-14s16-5 25-5 17 2 26 5 16 8 22 14c6 7 11 14 14 22 4 8 5 16 5 25z">
          <text:p/>
        </draw:path>
        <draw:frame draw:style-name="gr6" draw:text-style-name="P7" draw:layer="layout" svg:width="2.246cm" svg:height="0.424cm" svg:x="1.552cm" svg:y="7.703cm">
          <draw:text-box>
            <text:p text:style-name="P3"><text:span text:style-name="T3">Abstraction:</text:span></text:p>
          </draw:text-box>
        </draw:frame>
        <draw:path draw:style-name="gr4" draw:text-style-name="P5" draw:layer="layout" svg:width="0.132cm" svg:height="0.133cm" svg:x="1.949cm" svg:y="9.493cm" svg:viewBox="0 0 133 134" svg:d="M133 66c0 9-1 19-5 27-3 8-8 15-14 21s-13 11-22 14c-9 4-17 6-26 6s-17-2-25-6c-8-3-15-8-22-14-6-6-11-13-14-21s-5-18-5-27c0-8 2-17 5-25s8-15 14-21c7-7 14-11 22-15 8-3 16-5 25-5s17 2 26 5c9 4 16 8 22 15 6 6 11 13 14 21 4 8 5 17 5 25z">
          <text:p/>
        </draw:path>
        <draw:frame draw:style-name="gr6" draw:text-style-name="P7" draw:layer="layout" svg:width="10.831cm" svg:height="0.424cm" svg:x="2.4cm" svg:y="8.708cm">
          <draw:text-box>
            <text:p text:style-name="P3"><text:span text:style-name="T3">Focus on some DS, and you can abstract out the concept</text:span></text:p>
          </draw:text-box>
        </draw:frame>
        <draw:frame draw:style-name="gr6" draw:text-style-name="P7" draw:layer="layout" svg:width="7.393cm" svg:height="0.424cm" svg:x="2.4cm" svg:y="9.397cm">
          <draw:text-box>
            <text:p text:style-name="P3"><text:span text:style-name="T3">if the code doesn't have such a support</text:span></text:p>
          </draw:text-box>
        </draw:frame>
        <draw:frame draw:style-name="gr6" draw:text-style-name="P7" draw:layer="layout" svg:width="9.527cm" svg:height="0.424cm" svg:x="2.4cm" svg:y="9.979cm">
          <draw:text-box>
            <text:p text:style-name="P3"><text:span text:style-name="T3">(e.g. Language supports a abstraction like a stack)</text:span></text:p>
          </draw:text-box>
        </draw:frame>
        <draw:path draw:style-name="gr4" draw:text-style-name="P5" draw:layer="layout" svg:width="0.132cm" svg:height="0.132cm" svg:x="1.949cm" svg:y="11.346cm" svg:viewBox="0 0 133 133" svg:d="M133 66c0 10-1 18-5 27-3 8-8 15-14 21s-13 11-22 14c-9 4-17 5-26 5s-17-1-25-5c-8-3-15-8-22-14-6-6-11-13-14-21-3-9-5-17-5-27 0-9 2-17 5-25s8-15 14-22c7-6 14-11 22-14s16-5 25-5 17 2 26 5 16 8 22 14c6 7 11 14 14 22 4 8 5 16 5 25z">
          <text:p/>
        </draw:path>
        <draw:frame draw:style-name="gr6" draw:text-style-name="P7" draw:layer="layout" svg:width="5.383cm" svg:height="0.424cm" svg:x="2.4cm" svg:y="10.561cm">
          <draw:text-box>
            <text:p text:style-name="P3"><text:span text:style-name="T3">Simplicity and Orthogonality:</text:span></text:p>
          </draw:text-box>
        </draw:frame>
        <draw:frame draw:style-name="gr6" draw:text-style-name="P7" draw:layer="layout" svg:width="16.973cm" svg:height="1.27cm" svg:x="2.4cm" svg:y="11.25cm">
          <draw:text-box>
            <text:p text:style-name="P3"><text:span text:style-name="T3">Don't misuse too many features</text:span></text:p>
            <text:p text:style-name="P3"><text:span text:style-name="T3"/></text:p>
            <text:p text:style-name="P3"><text:span text:style-name="T3">Expressivity is the breadth of ideas that can be represented and communicated in the lang</text:span></text:p>
          </draw:text-box>
        </draw:frame>
        <draw:polyline draw:style-name="gr8" draw:text-style-name="P8" draw:layer="layout" svg:width="3.252cm" svg:height="2.57cm" svg:x="7.487cm" svg:y="14.178cm" svg:viewBox="0 0 3253 2571" draw:points="0,2571 1326,0 3253,0">
          <text:p/>
        </draw:polyline>
        <draw:polygon draw:style-name="gr13" draw:text-style-name="P11" draw:layer="layout" svg:width="0.239cm" svg:height="0.239cm" svg:x="10.524cm" svg:y="14.059cm" svg:viewBox="0 0 240 240" draw:points="0,0 240,120 0,240">
          <text:p/>
        </draw:polygon>
        <draw:polyline draw:style-name="gr8" draw:text-style-name="P8" draw:layer="layout" svg:width="2.311cm" svg:height="0.555cm" svg:x="7.953cm" svg:y="16.614cm" svg:viewBox="0 0 2312 556" draw:points="0,556 860,0 2312,0">
          <text:p/>
        </draw:polyline>
        <draw:polygon draw:style-name="gr13" draw:text-style-name="P11" draw:layer="layout" svg:width="0.238cm" svg:height="0.238cm" svg:x="10.049cm" svg:y="16.495cm" svg:viewBox="0 0 239 239" draw:points="0,0 239,120 0,239">
          <text:p/>
        </draw:polygon>
        <draw:polyline draw:style-name="gr8" draw:text-style-name="P8" draw:layer="layout" svg:width="3.422cm" svg:height="0.555cm" svg:x="7.953cm" svg:y="18.494cm" svg:viewBox="0 0 3423 556" draw:points="0,0 860,556 3423,556">
          <text:p/>
        </draw:polyline>
        <draw:polygon draw:style-name="gr13" draw:text-style-name="P11" draw:layer="layout" svg:width="0.239cm" svg:height="0.238cm" svg:x="11.16cm" svg:y="18.93cm" svg:viewBox="0 0 240 239" draw:points="0,0 240,119 0,239">
          <text:p/>
        </draw:polygon>
        <draw:polyline draw:style-name="gr8" draw:text-style-name="P8" draw:layer="layout" svg:width="1.987cm" svg:height="2.569cm" svg:x="7.487cm" svg:y="18.915cm" svg:viewBox="0 0 1988 2570" draw:points="0,0 1325,2570 1988,2570">
          <text:p/>
        </draw:polyline>
        <draw:polygon draw:style-name="gr13" draw:text-style-name="P11" draw:layer="layout" svg:width="0.238cm" svg:height="0.238cm" svg:x="9.26cm" svg:y="21.365cm" svg:viewBox="0 0 239 239" draw:points="0,0 239,119 0,239">
          <text:p/>
        </draw:polygon>
        <draw:path draw:style-name="gr9" draw:text-style-name="P9" draw:layer="layout" svg:width="2.441cm" svg:height="2.437cm" svg:x="5.708cm" svg:y="16.613cm" svg:viewBox="0 0 2442 2438" svg:d="M2442 1218c0 40-2 80-6 120s-10 79-18 118c-7 39-17 78-29 116-11 38-25 76-40 114-15 37-32 73-51 108s-40 69-62 102c-22 34-46 66-71 96-26 31-52 61-81 89-28 28-57 55-88 80-31 26-63 49-96 72-34 22-68 42-103 61s-72 36-108 51c-37 15-75 29-113 40-38 12-77 22-116 29-40 8-79 14-119 18s-80 6-119 6c-40 0-80-2-120-6s-79-10-119-18c-39-7-77-17-116-29-38-11-76-25-112-40-37-15-73-32-109-51-35-19-69-39-102-61-34-23-66-46-97-72-31-25-61-52-89-80-29-28-55-58-81-89-25-30-49-62-71-96-22-33-43-67-62-102s-36-71-51-108c-15-38-29-76-40-114-12-38-22-77-29-116-8-39-14-78-18-118s-6-80-6-120 2-79 6-119 10-79 18-118c7-39 17-78 29-116 11-38 25-76 40-113s32-73 51-108 40-69 62-103c22-33 46-65 71-96 26-30 52-60 81-88 28-28 58-55 89-80 31-26 63-50 97-72 33-22 67-42 102-61 36-19 72-36 109-51 36-16 74-29 112-41 39-11 77-21 116-29 40-7 79-13 119-17s80-6 120-6c39 0 79 2 119 6s79 10 119 17c39 8 78 18 116 29 38 12 76 25 113 41 36 15 73 32 108 51s69 39 103 61c33 22 65 46 96 72 31 25 60 52 88 80 29 28 55 58 81 88 25 31 49 63 71 96 22 34 43 68 62 103s36 71 51 108 29 75 40 113c12 38 22 77 29 116 8 39 14 78 18 118s6 79 6 119z">
          <text:p/>
        </draw:path>
        <draw:path draw:style-name="gr10" draw:text-style-name="P8" draw:layer="layout" svg:width="2.441cm" svg:height="2.437cm" svg:x="5.708cm" svg:y="16.613cm" svg:viewBox="0 0 2442 2438" svg:d="M2442 1218c0 40-2 80-6 120s-10 79-18 118c-7 39-17 78-29 116-11 38-25 76-40 114-15 37-32 73-51 108s-40 69-62 102c-22 34-46 66-71 96-26 31-52 61-81 89-28 28-57 55-88 80-31 26-63 49-96 72-34 22-68 42-103 61s-72 36-108 51c-37 15-75 29-113 40-38 12-77 22-116 29-40 8-79 14-119 18s-80 6-119 6c-40 0-80-2-120-6s-79-10-119-18c-39-7-77-17-116-29-38-11-76-25-112-40-37-15-73-32-109-51-35-19-69-39-102-61-34-23-66-46-97-72-31-25-61-52-89-80-29-28-55-58-81-89-25-30-49-62-71-96-22-33-43-67-62-102s-36-71-51-108c-15-38-29-76-40-114-12-38-22-77-29-116-8-39-14-78-18-118s-6-80-6-120 2-79 6-119 10-79 18-118c7-39 17-78 29-116 11-38 25-76 40-113s32-73 51-108 40-69 62-103c22-33 46-65 71-96 26-30 52-60 81-88 28-28 58-55 89-80 31-26 63-50 97-72 33-22 67-42 102-61 36-19 72-36 109-51 36-16 74-29 112-41 39-11 77-21 116-29 40-7 79-13 119-17s80-6 120-6c39 0 79 2 119 6s79 10 119 17c39 8 78 18 116 29 38 12 76 25 113 41 36 15 73 32 108 51s69 39 103 61c33 22 65 46 96 72 31 25 60 52 88 80 29 28 55 58 81 88 25 31 49 63 71 96 22 34 43 68 62 103s36 71 51 108 29 75 40 113c12 38 22 77 29 116 8 39 14 78 18 118s6 79 6 119z">
          <text:p/>
        </draw:path>
        <draw:frame draw:style-name="gr11" draw:text-style-name="P10" draw:layer="layout" svg:width="3.105cm" svg:height="0.53cm" svg:x="1.552cm" svg:y="12.469cm">
          <draw:text-box>
            <text:p text:style-name="P3"><text:span text:style-name="T4">3. Reliability</text:span></text:p>
          </draw:text-box>
        </draw:frame>
        <draw:polygon draw:style-name="gr9" draw:text-style-name="P9" draw:layer="layout" svg:width="3.313cm" svg:height="1.111cm" svg:x="10.739cm" svg:y="13.623cm" svg:viewBox="0 0 3314 1112" draw:points="0,0 3314,0 3314,1112 0,1112">
          <text:p/>
        </draw:polygon>
        <draw:polygon draw:style-name="gr10" draw:text-style-name="P8" draw:layer="layout" svg:width="3.313cm" svg:height="1.111cm" svg:x="10.739cm" svg:y="13.623cm" svg:viewBox="0 0 3314 1112" draw:points="0,0 3314,0 3314,1112 0,1112">
          <text:p/>
        </draw:polygon>
        <draw:frame draw:style-name="gr6" draw:text-style-name="P7" draw:layer="layout" svg:width="1.814cm" svg:height="0.424cm" svg:x="6.021cm" svg:y="17.682cm">
          <draw:text-box>
            <text:p text:style-name="P3"><text:span text:style-name="T5">Reliability</text:span></text:p>
          </draw:text-box>
        </draw:frame>
        <draw:polygon draw:style-name="gr9" draw:text-style-name="P9" draw:layer="layout" svg:width="4.263cm" svg:height="1.112cm" svg:x="10.264cm" svg:y="16.058cm" svg:viewBox="0 0 4264 1113" draw:points="0,0 4264,0 4264,1113 0,1113">
          <text:p/>
        </draw:polygon>
        <draw:polygon draw:style-name="gr10" draw:text-style-name="P8" draw:layer="layout" svg:width="4.263cm" svg:height="1.112cm" svg:x="10.264cm" svg:y="16.058cm" svg:viewBox="0 0 4264 1113" draw:points="0,0 4264,0 4264,1113 0,1113">
          <text:p/>
        </draw:polygon>
        <draw:frame draw:style-name="gr6" draw:text-style-name="P7" draw:layer="layout" svg:width="2.834cm" svg:height="0.424cm" svg:x="11.004cm" svg:y="14.029cm">
          <draw:text-box>
            <text:p text:style-name="P3"><text:span text:style-name="T5">Type Checking</text:span></text:p>
          </draw:text-box>
        </draw:frame>
        <draw:polygon draw:style-name="gr9" draw:text-style-name="P9" draw:layer="layout" svg:width="2.041cm" svg:height="1.112cm" svg:x="11.375cm" svg:y="18.493cm" svg:viewBox="0 0 2042 1113" draw:points="0,0 2042,0 2042,1113 0,1113">
          <text:p/>
        </draw:polygon>
        <draw:polygon draw:style-name="gr10" draw:text-style-name="P8" draw:layer="layout" svg:width="2.041cm" svg:height="1.112cm" svg:x="11.375cm" svg:y="18.493cm" svg:viewBox="0 0 2042 1113" draw:points="0,0 2042,0 2042,1113 0,1113">
          <text:p/>
        </draw:polygon>
        <draw:frame draw:style-name="gr6" draw:text-style-name="P7" draw:layer="layout" svg:width="3.664cm" svg:height="0.424cm" svg:x="10.568cm" svg:y="16.464cm">
          <draw:text-box>
            <text:p text:style-name="P3"><text:span text:style-name="T5">Exception Handling</text:span></text:p>
          </draw:text-box>
        </draw:frame>
        <draw:polygon draw:style-name="gr9" draw:text-style-name="P9" draw:layer="layout" svg:width="5.842cm" svg:height="1.112cm" svg:x="9.474cm" svg:y="20.928cm" svg:viewBox="0 0 5843 1113" draw:points="0,0 5843,0 5843,1113 0,1113">
          <text:p/>
        </draw:polygon>
        <draw:polygon draw:style-name="gr10" draw:text-style-name="P8" draw:layer="layout" svg:width="5.842cm" svg:height="1.112cm" svg:x="9.474cm" svg:y="20.928cm" svg:viewBox="0 0 5843 1113" draw:points="0,0 5843,0 5843,1113 0,1113">
          <text:p/>
        </draw:polygon>
        <draw:frame draw:style-name="gr6" draw:text-style-name="P7" draw:layer="layout" svg:width="1.488cm" svg:height="0.424cm" svg:x="11.653cm" svg:y="18.9cm">
          <draw:text-box>
            <text:p text:style-name="P3"><text:span text:style-name="T5">Aliasing</text:span></text:p>
          </draw:text-box>
        </draw:frame>
        <draw:path draw:style-name="gr4" draw:text-style-name="P5" draw:layer="layout" svg:width="0.132cm" svg:height="0.132cm" svg:x="1.949cm" svg:y="22.623cm" svg:viewBox="0 0 133 133" svg:d="M133 67c0 9-1 17-5 25-3 8-8 15-14 22-6 6-13 11-22 14s-17 5-26 5-17-2-25-5-15-8-22-14c-6-7-11-14-14-22s-5-16-5-25 2-17 5-26c3-8 8-15 14-21 7-7 14-12 22-15 8-4 16-5 25-5s17 1 26 5c9 3 16 8 22 15 6 6 11 13 14 21 4 9 5 17 5 26z">
          <text:p/>
        </draw:path>
        <draw:frame draw:style-name="gr6" draw:text-style-name="P7" draw:layer="layout" svg:width="5.12cm" svg:height="0.424cm" svg:x="9.842cm" svg:y="21.335cm">
          <draw:text-box>
            <text:p text:style-name="P3"><text:span text:style-name="T5">Readability and Writeability</text:span></text:p>
          </draw:text-box>
        </draw:frame>
        <draw:path draw:style-name="gr4" draw:text-style-name="P5" draw:layer="layout" svg:width="0.132cm" svg:height="0.132cm" svg:x="1.949cm" svg:y="23.311cm" svg:viewBox="0 0 133 133" svg:d="M133 66c0 9-1 17-5 25-3 8-8 16-14 22-6 7-13 12-22 15s-17 5-26 5-17-2-25-5-15-8-22-15c-6-6-11-14-14-22s-5-16-5-25 2-17 5-25 8-16 14-22c7-6 14-11 22-14s16-5 25-5 17 2 26 5 16 8 22 14 11 14 14 22c4 8 5 16 5 25z">
          <text:p/>
        </draw:path>
        <draw:frame draw:style-name="gr6" draw:text-style-name="P7" draw:layer="layout" svg:width="2.741cm" svg:height="0.424cm" svg:x="2.4cm" svg:y="22.526cm">
          <draw:text-box>
            <text:p text:style-name="P3"><text:span text:style-name="T3">Type checking</text:span></text:p>
          </draw:text-box>
        </draw:frame>
        <draw:path draw:style-name="gr4" draw:text-style-name="P5" draw:layer="layout" svg:width="0.132cm" svg:height="0.132cm" svg:x="1.949cm" svg:y="23.999cm" svg:viewBox="0 0 133 133" svg:d="M133 66c0 9-1 17-5 27-3 8-8 15-14 21s-13 11-22 14c-9 4-17 5-26 5s-17-1-25-5c-8-3-15-8-22-14-6-6-11-13-14-21-3-10-5-18-5-27s2-17 5-25 8-15 14-22c7-6 14-11 22-14s16-5 25-5 17 2 26 5 16 8 22 14c6 7 11 14 14 22 4 8 5 16 5 25z">
          <text:p/>
        </draw:path>
        <draw:frame draw:style-name="gr6" draw:text-style-name="P7" draw:layer="layout" svg:width="3.664cm" svg:height="0.424cm" svg:x="2.4cm" svg:y="23.214cm">
          <draw:text-box>
            <text:p text:style-name="P3"><text:span text:style-name="T3">Exception Handling</text:span></text:p>
          </draw:text-box>
        </draw:frame>
        <draw:path draw:style-name="gr4" draw:text-style-name="P5" draw:layer="layout" svg:width="0.132cm" svg:height="0.132cm" svg:x="1.949cm" svg:y="25.958cm" svg:viewBox="0 0 133 133" svg:d="M133 66c0 9-1 17-5 25-3 8-8 16-14 23-6 6-13 11-22 14-9 4-17 5-26 5s-17-1-25-5c-8-3-15-8-22-14-6-7-11-15-14-23s-5-16-5-25 2-17 5-25 8-16 14-22c7-6 14-11 22-14s16-5 25-5 17 2 26 5 16 8 22 14 11 14 14 22c4 8 5 16 5 25z">
          <text:p/>
        </draw:path>
        <draw:frame draw:style-name="gr6" draw:text-style-name="P7" draw:layer="layout" svg:width="1.488cm" svg:height="0.424cm" svg:x="2.4cm" svg:y="23.903cm">
          <draw:text-box>
            <text:p text:style-name="P3"><text:span text:style-name="T3">Aliasing</text:span></text:p>
          </draw:text-box>
        </draw:frame>
        <draw:path draw:style-name="gr7" draw:text-style-name="P8" draw:layer="layout" svg:width="0.132cm" svg:height="0.133cm" svg:x="2.796cm" svg:y="24.581cm" svg:viewBox="0 0 133 134" svg:d="M133 68c0 8-1 17-5 25-3 8-8 15-14 21-6 7-13 11-21 15-9 3-17 5-26 5s-17-2-26-5c-8-4-15-8-22-15-6-6-11-13-14-21s-5-17-5-25c0-9 2-18 5-26 3-9 8-16 14-22 7-6 14-11 22-15 9-3 17-5 26-5s17 2 26 5c8 4 15 9 21 15s11 13 14 22c4 8 5 17 5 26z">
          <text:p/>
        </draw:path>
        <draw:frame draw:style-name="gr6" draw:text-style-name="P7" draw:layer="layout" svg:width="4.883cm" svg:height="0.424cm" svg:x="2.4cm" svg:y="25.861cm">
          <draw:text-box>
            <text:p text:style-name="P3"><text:span text:style-name="T3">Readability and Writability</text:span></text:p>
          </draw:text-box>
        </draw:frame>
        <draw:path draw:style-name="gr7" draw:text-style-name="P8" draw:layer="layout" svg:width="0.132cm" svg:height="0.132cm" svg:x="2.796cm" svg:y="25.27cm" svg:viewBox="0 0 133 133" svg:d="M133 67c0 9-1 17-5 25-3 8-8 15-14 22-6 6-13 11-21 14-9 3-17 5-26 5s-17-2-26-5c-8-3-15-8-22-14-6-7-11-14-14-22s-5-16-5-25 2-17 5-25c3-9 8-16 14-22 7-6 14-11 22-15 9-4 17-5 26-5s17 1 26 5c8 4 15 9 21 15s11 13 14 22c4 8 5 16 5 25z">
          <text:p/>
        </draw:path>
        <draw:frame draw:style-name="gr6" draw:text-style-name="P7" draw:layer="layout" svg:width="9.777cm" svg:height="0.424cm" svg:x="3.247cm" svg:y="24.485cm">
          <draw:text-box>
            <text:p text:style-name="P3"><text:span text:style-name="T3">using diﬀerent names for the same memory location</text:span></text:p>
          </draw:text-box>
        </draw:frame>
        <draw:frame draw:style-name="gr6" draw:text-style-name="P7" draw:layer="layout" svg:width="4.324cm" svg:height="0.424cm" svg:x="3.247cm" svg:y="25.173cm">
          <draw:text-box>
            <text:p text:style-name="P3"><text:span text:style-name="T3">Leads to complications</text:span></text:p>
          </draw:text-box>
        </draw:frame>
        <draw:path draw:style-name="gr4" draw:text-style-name="P5" draw:layer="layout" svg:width="0.132cm" svg:height="0.132cm" svg:x="1.949cm" svg:y="28.261cm" svg:viewBox="0 0 133 133" svg:d="M133 67c0 9-1 17-5 25-3 8-8 16-14 22s-13 11-22 14c-9 4-17 5-26 5s-17-1-25-5c-8-3-15-8-22-14-6-6-11-14-14-22s-5-16-5-25 2-18 5-26 8-16 14-22c7-6 14-11 22-14s16-5 25-5 17 2 26 5 16 8 22 14 11 14 14 22c4 8 5 17 5 26z">
          <text:p/>
        </draw:path>
        <draw:frame draw:style-name="gr11" draw:text-style-name="P10" draw:layer="layout" svg:width="1.772cm" svg:height="0.53cm" svg:x="1.552cm" svg:y="27.081cm">
          <draw:text-box>
            <text:p text:style-name="P3"><text:span text:style-name="T4">4. Cost</text:span></text:p>
          </draw:text-box>
        </draw:frame>
        <draw:frame draw:style-name="gr6" draw:text-style-name="P7" draw:layer="layout" svg:width="1.534cm" svg:height="0.424cm" svg:x="2.4cm" svg:y="28.164cm">
          <draw:text-box>
            <text:p text:style-name="P3"><text:span text:style-name="T3">Training</text:span></text:p>
          </draw:text-box>
        </draw:frame>
      </draw:page>
      <draw:page draw:name="page3" draw:style-name="dp1" draw:master-page-name="master-page46">
        <draw:polygon draw:style-name="gr1" draw:text-style-name="P1" draw:layer="layout" svg:width="18.979cm" svg:height="89.471cm" svg:x="1.023cm" svg:y="-54.354cm" svg:viewBox="0 0 18980 89472" draw:points="0,0 18980,0 18980,89472 0,89472">
          <text:p/>
        </draw:polygon>
        <draw:path draw:style-name="gr4" draw:text-style-name="P5" draw:layer="layout" svg:width="0.132cm" svg:height="0.132cm" svg:x="1.949cm" svg:y="1.261cm" svg:viewBox="0 0 133 133" svg:d="M133 66c0 9-1 17-5 25-3 8-8 16-14 22s-13 11-22 15c-9 3-17 5-26 5s-17-2-25-5c-8-4-15-9-22-15-6-6-11-14-14-22s-5-16-5-25 2-17 5-25 8-16 14-22c7-6 14-11 22-14 8-4 16-5 25-5s17 1 26 5c9 3 16 8 22 14s11 14 14 22c4 8 5 16 5 25z">
          <text:p/>
        </draw:path>
        <draw:path draw:style-name="gr4" draw:text-style-name="P5" draw:layer="layout" svg:width="0.132cm" svg:height="0.132cm" svg:x="1.949cm" svg:y="1.949cm" svg:viewBox="0 0 133 133" svg:d="M133 66c0 9-1 17-5 26-3 9-8 16-14 22s-13 11-22 14c-9 4-17 5-26 5s-17-1-25-5c-8-3-15-8-22-14-6-6-11-13-14-22s-5-17-5-26 2-17 5-25 8-15 14-22c7-6 14-11 22-14s16-5 25-5 17 2 26 5 16 8 22 14c6 7 11 14 14 22 4 8 5 16 5 25z">
          <text:p/>
        </draw:path>
        <draw:frame draw:style-name="gr6" draw:text-style-name="P7" draw:layer="layout" svg:width="2.407cm" svg:height="0.424cm" svg:x="2.4cm" svg:y="1.164cm">
          <draw:text-box>
            <text:p text:style-name="P3"><text:span text:style-name="T3">Creating SW</text:span></text:p>
          </draw:text-box>
        </draw:frame>
        <draw:path draw:style-name="gr4" draw:text-style-name="P5" draw:layer="layout" svg:width="0.132cm" svg:height="0.132cm" svg:x="1.949cm" svg:y="3.22cm" svg:viewBox="0 0 133 133" svg:d="M133 67c0 9-1 17-5 25-3 8-8 15-14 22-6 6-13 11-22 14s-17 5-26 5-17-2-25-5-15-8-22-14c-6-7-11-14-14-22s-5-16-5-25 2-17 5-26c3-8 8-15 14-21 7-7 14-12 22-15 8-4 16-5 25-5s17 1 26 5c9 3 16 8 22 15 6 6 11 13 14 21 4 9 5 17 5 26z">
          <text:p/>
        </draw:path>
        <draw:frame draw:style-name="gr6" draw:text-style-name="P7" draw:layer="layout" svg:width="3.232cm" svg:height="0.424cm" svg:x="2.4cm" svg:y="1.853cm">
          <draw:text-box>
            <text:p text:style-name="P3"><text:span text:style-name="T3">Compilation Cost</text:span></text:p>
          </draw:text-box>
        </draw:frame>
        <draw:path draw:style-name="gr4" draw:text-style-name="P5" draw:layer="layout" svg:width="0.132cm" svg:height="0.132cm" svg:x="1.949cm" svg:y="3.908cm" svg:viewBox="0 0 133 133" svg:d="M133 66c0 9-1 17-5 25-3 8-8 16-14 22-6 7-13 12-22 15-9 4-17 5-26 5s-17-1-25-5c-8-3-15-8-22-15-6-6-11-14-14-22s-5-16-5-25 2-17 5-25 8-16 14-22c7-6 14-11 22-14s16-5 25-5 17 2 26 5 16 8 22 14 11 14 14 22c4 8 5 16 5 25z">
          <text:p/>
        </draw:path>
        <draw:frame draw:style-name="gr6" draw:text-style-name="P7" draw:layer="layout" svg:width="2.86cm" svg:height="0.424cm" svg:x="2.4cm" svg:y="3.123cm">
          <draw:text-box>
            <text:p text:style-name="P3"><text:span text:style-name="T3">Execution Cost</text:span></text:p>
          </draw:text-box>
        </draw:frame>
        <draw:path draw:style-name="gr4" draw:text-style-name="P5" draw:layer="layout" svg:width="0.132cm" svg:height="0.133cm" svg:x="1.949cm" svg:y="5.178cm" svg:viewBox="0 0 133 134" svg:d="M133 68c0 8-1 17-5 25-3 8-8 15-14 21-6 7-13 11-22 15-9 3-17 5-26 5s-17-2-25-5c-8-4-15-8-22-15-6-6-11-13-14-21s-5-17-5-25c0-9 2-18 5-26 3-9 8-16 14-22 7-6 14-11 22-15 8-3 16-5 25-5s17 2 26 5c9 4 16 9 22 15s11 13 14 22c4 8 5 17 5 26z">
          <text:p/>
        </draw:path>
        <draw:frame draw:style-name="gr6" draw:text-style-name="P7" draw:layer="layout" svg:width="6.665cm" svg:height="0.424cm" svg:x="2.4cm" svg:y="3.811cm">
          <draw:text-box>
            <text:p text:style-name="P3"><text:span text:style-name="T3">Language Implementation Systems</text:span></text:p>
          </draw:text-box>
        </draw:frame>
        <draw:path draw:style-name="gr4" draw:text-style-name="P5" draw:layer="layout" svg:width="0.132cm" svg:height="0.132cm" svg:x="1.949cm" svg:y="5.867cm" svg:viewBox="0 0 133 133" svg:d="M133 67c0 9-1 17-5 25-3 8-8 15-14 22-6 6-13 11-22 14s-17 5-26 5-17-2-25-5-15-8-22-14c-6-7-11-14-14-22s-5-16-5-25 2-17 5-25c3-9 8-16 14-22 7-6 14-11 22-15s16-5 25-5 17 1 26 5 16 9 22 15 11 13 14 22c4 8 5 16 5 25z">
          <text:p/>
        </draw:path>
        <draw:frame draw:style-name="gr6" draw:text-style-name="P7" draw:layer="layout" svg:width="2.665cm" svg:height="0.424cm" svg:x="2.4cm" svg:y="5.082cm">
          <draw:text-box>
            <text:p text:style-name="P3"><text:span text:style-name="T3">Poor reliability</text:span></text:p>
          </draw:text-box>
        </draw:frame>
        <draw:path draw:style-name="gr7" draw:text-style-name="P8" draw:layer="layout" svg:width="0.132cm" svg:height="0.133cm" svg:x="2.796cm" svg:y="2.531cm" svg:viewBox="0 0 133 134" svg:d="M133 68c0 8-1 17-5 25-3 8-8 15-14 21-6 7-13 11-21 15-9 3-17 5-26 5s-17-2-26-5c-8-4-15-8-22-15-6-6-11-13-14-21s-5-17-5-25c0-9 2-18 5-27 3-8 8-15 14-21 7-6 14-11 22-15 9-3 17-5 26-5s17 2 26 5c8 4 15 9 21 15s11 13 14 21c4 9 5 18 5 27z">
          <text:p/>
        </draw:path>
        <draw:frame draw:style-name="gr6" draw:text-style-name="P7" draw:layer="layout" svg:width="2.436cm" svg:height="0.424cm" svg:x="2.4cm" svg:y="5.77cm">
          <draw:text-box>
            <text:p text:style-name="P3"><text:span text:style-name="T3">Maintenance</text:span></text:p>
          </draw:text-box>
        </draw:frame>
        <draw:path draw:style-name="gr7" draw:text-style-name="P8" draw:layer="layout" svg:width="0.132cm" svg:height="0.133cm" svg:x="2.796cm" svg:y="4.49cm" svg:viewBox="0 0 133 134" svg:d="M133 67c0 9-1 18-5 26-3 8-8 15-14 21s-13 11-21 15c-9 3-17 5-26 5s-17-2-26-5c-8-4-15-9-22-15-6-6-11-13-14-21s-5-17-5-26 2-18 5-26 8-15 14-21c7-7 14-11 22-15 9-3 17-5 26-5s17 2 26 5c8 4 15 8 21 15 6 6 11 13 14 21 4 8 5 17 5 26z">
          <text:p/>
        </draw:path>
        <draw:frame draw:style-name="gr6" draw:text-style-name="P7" draw:layer="layout" svg:width="4.413cm" svg:height="0.424cm" svg:x="3.247cm" svg:y="2.435cm">
          <draw:text-box>
            <text:p text:style-name="P3"><text:span text:style-name="T3">(compilers can be paid)</text:span></text:p>
          </draw:text-box>
        </draw:frame>
        <draw:polygon draw:style-name="gr2" draw:text-style-name="P2" draw:layer="layout" svg:width="17.921cm" svg:height="0.026cm" svg:x="1.552cm" svg:y="7.826cm" svg:viewBox="0 0 17922 27" draw:points="0,0 17922,0 17922,27 0,27">
          <text:p/>
        </draw:polygon>
        <draw:frame draw:style-name="gr6" draw:text-style-name="P7" draw:layer="layout" svg:width="9.684cm" svg:height="0.424cm" svg:x="3.247cm" svg:y="4.394cm">
          <draw:text-box>
            <text:p text:style-name="P3"><text:span text:style-name="T3">(some VMs etc. JVM Is free but others can be paid)</text:span></text:p>
          </draw:text-box>
        </draw:frame>
        <draw:frame draw:style-name="gr5" draw:text-style-name="P6" draw:layer="layout" svg:width="11.237cm" svg:height="0.636cm" svg:x="1.552cm" svg:y="6.992cm">
          <draw:text-box>
            <text:p text:style-name="P3"><text:span text:style-name="T2">What inﬂuences the languge design?</text:span></text:p>
          </draw:text-box>
        </draw:frame>
        <draw:path draw:style-name="gr7" draw:text-style-name="P8" draw:layer="layout" svg:width="0.132cm" svg:height="0.132cm" svg:x="2.796cm" svg:y="9.52cm" svg:viewBox="0 0 133 133" svg:d="M133 67c0 9-1 17-5 25-3 8-8 15-14 22-6 6-13 11-21 14-9 3-17 5-26 5s-17-2-26-5c-8-3-15-8-22-14-6-7-11-14-14-22s-5-16-5-25 2-18 5-27c3-8 8-15 14-21 7-6 14-11 22-14 9-4 17-5 26-5s17 1 26 5c8 3 15 8 21 14s11 13 14 21c4 9 5 18 5 27z">
          <text:p/>
        </draw:path>
        <draw:frame draw:style-name="gr6" draw:text-style-name="P7" draw:layer="layout" svg:width="4.676cm" svg:height="0.424cm" svg:x="1.95cm" svg:y="8.417cm">
          <draw:text-box>
            <text:p text:style-name="P3"><text:span text:style-name="T3">1. Computer architecture</text:span></text:p>
          </draw:text-box>
        </draw:frame>
        <draw:path draw:style-name="gr7" draw:text-style-name="P8" draw:layer="layout" svg:width="0.132cm" svg:height="0.132cm" svg:x="2.796cm" svg:y="10.208cm" svg:viewBox="0 0 133 133" svg:d="M133 67c0 9-1 17-5 25-3 8-8 16-14 22s-13 11-21 14c-9 4-17 5-26 5s-17-1-26-5c-8-3-15-8-22-14-6-6-11-14-14-22s-5-16-5-25 2-17 5-25 8-16 14-23c7-6 14-11 22-14 9-3 17-5 26-5s17 2 26 5c8 3 15 8 21 14 6 7 11 15 14 23 4 8 5 16 5 25z">
          <text:p/>
        </draw:path>
        <draw:frame draw:style-name="gr6" draw:text-style-name="P7" draw:layer="layout" svg:width="6.17cm" svg:height="0.424cm" svg:x="3.247cm" svg:y="9.423cm">
          <draw:text-box>
            <text:p text:style-name="P3"><text:span text:style-name="T3">Major inﬂuence on design of PLs</text:span></text:p>
          </draw:text-box>
        </draw:frame>
        <draw:path draw:style-name="gr7" draw:text-style-name="P8" draw:layer="layout" svg:width="0.132cm" svg:height="0.132cm" svg:x="2.796cm" svg:y="10.896cm" svg:viewBox="0 0 133 133" svg:d="M133 66c0 9-1 17-5 26-3 8-8 15-14 21s-13 11-21 15c-9 4-17 5-26 5s-17-1-26-5c-8-4-15-9-22-15-6-6-11-13-14-21-3-9-5-17-5-26s2-17 5-25 8-15 14-22c7-6 14-11 22-14 9-3 17-5 26-5s17 2 26 5c8 3 15 8 21 14 6 7 11 14 14 22 4 8 5 16 5 25z">
          <text:p/>
        </draw:path>
        <draw:frame draw:style-name="gr6" draw:text-style-name="P7" draw:layer="layout" svg:width="8.549cm" svg:height="0.424cm" svg:x="3.247cm" svg:y="10.111cm">
          <draw:text-box>
            <text:p text:style-name="P3"><text:span text:style-name="T3">Most prevalent arch is Von Neumann (1940s)</text:span></text:p>
          </draw:text-box>
        </draw:frame>
        <draw:path draw:style-name="gr7" draw:text-style-name="P8" draw:layer="layout" svg:width="0.132cm" svg:height="0.133cm" svg:x="2.796cm" svg:y="11.584cm" svg:viewBox="0 0 133 134" svg:d="M133 67c0 8-1 17-5 25-3 9-8 16-14 22-6 7-13 11-21 15-9 3-17 5-26 5s-17-2-26-5c-8-4-15-8-22-15-6-6-11-13-14-22-3-8-5-17-5-25 0-9 2-18 5-26s8-15 14-21c7-6 14-11 22-15 9-3 17-5 26-5s17 2 26 5c8 4 15 9 21 15s11 13 14 21c4 8 5 17 5 26z">
          <text:p/>
        </draw:path>
        <draw:frame draw:style-name="gr6" draw:text-style-name="P7" draw:layer="layout" svg:width="11.648cm" svg:height="0.424cm" svg:x="3.247cm" svg:y="10.8cm">
          <draw:text-box>
            <text:p text:style-name="P3"><text:span text:style-name="T3">Memory separated from processor, stores both code and data</text:span></text:p>
          </draw:text-box>
        </draw:frame>
        <draw:path draw:style-name="gr7" draw:text-style-name="P8" draw:layer="layout" svg:width="0.132cm" svg:height="0.132cm" svg:x="2.796cm" svg:y="12.273cm" svg:viewBox="0 0 133 133" svg:d="M133 66c0 10-1 18-5 26-3 8-8 15-14 22-6 6-13 11-21 14-9 3-17 5-26 5s-17-2-26-5c-8-3-15-8-22-14-6-7-11-14-14-22s-5-16-5-26c0-9 2-17 5-26 3-8 8-15 14-21 7-6 14-11 22-14 9-4 17-5 26-5s17 1 26 5c8 3 15 8 21 14s11 13 14 21c4 9 5 17 5 26z">
          <text:p/>
        </draw:path>
        <draw:frame draw:style-name="gr6" draw:text-style-name="P7" draw:layer="layout" svg:width="7.487cm" svg:height="0.424cm" svg:x="3.247cm" svg:y="11.488cm">
          <draw:text-box>
            <text:p text:style-name="P3"><text:span text:style-name="T3">Fetch, Decode, Execute, (Store?) Cycle</text:span></text:p>
          </draw:text-box>
        </draw:frame>
        <draw:frame draw:style-name="gr6" draw:text-style-name="P7" draw:layer="layout" svg:width="7.135cm" svg:height="0.424cm" svg:x="3.247cm" svg:y="12.176cm">
          <draw:text-box>
            <text:p text:style-name="P3"><text:span text:style-name="T3">Eg. Parallel execution incorporate this</text:span></text:p>
          </draw:text-box>
        </draw:frame>
        <draw:frame draw:style-name="gr6" draw:text-style-name="P7" draw:layer="layout" svg:width="7.343cm" svg:height="0.424cm" svg:x="1.95cm" svg:y="13.182cm">
          <draw:text-box>
            <text:p text:style-name="P3"><text:span text:style-name="T3">2. Programming Design Methodologies</text:span></text:p>
          </draw:text-box>
        </draw:frame>
        <draw:frame draw:style-name="gr6" draw:text-style-name="P7" draw:layer="layout" svg:width="8.769cm" svg:height="0.424cm" svg:x="2.929cm" svg:y="14.188cm">
          <draw:text-box>
            <text:p text:style-name="P3"><text:span text:style-name="T3">I. Procedural paradigm: Code is acting on data</text:span></text:p>
          </draw:text-box>
        </draw:frame>
        <draw:frame draw:style-name="gr6" draw:text-style-name="P7" draw:layer="layout" svg:width="7cm" svg:height="0.424cm" svg:x="2.823cm" svg:y="15.458cm">
          <draw:text-box>
            <text:p text:style-name="P3"><text:span text:style-name="T3">II. Functional paradigm of languages:</text:span></text:p>
          </draw:text-box>
        </draw:frame>
        <draw:frame draw:style-name="gr6" draw:text-style-name="P7" draw:layer="layout" svg:width="3.956cm" svg:height="0.424cm" svg:x="2.691cm" svg:y="16.729cm">
          <draw:text-box>
            <text:p text:style-name="P3"><text:span text:style-name="T3">III. Logical Language</text:span></text:p>
          </draw:text-box>
        </draw:frame>
        <draw:frame draw:style-name="gr6" draw:text-style-name="P7" draw:layer="layout" svg:width="5.742cm" svg:height="0.424cm" svg:x="2.664cm" svg:y="18.688cm">
          <draw:text-box>
            <text:p text:style-name="P3"><text:span text:style-name="T3">IV. Object Oriented paradigm :</text:span></text:p>
          </draw:text-box>
        </draw:frame>
        <draw:frame draw:style-name="gr6" draw:text-style-name="P7" draw:layer="layout" svg:width="4.375cm" svg:height="0.424cm" svg:x="2.77cm" svg:y="20.541cm">
          <draw:text-box>
            <text:p text:style-name="P3"><text:span text:style-name="T3">V. Scripting languages:</text:span></text:p>
          </draw:text-box>
        </draw:frame>
        <draw:polygon draw:style-name="gr4" draw:text-style-name="P5" draw:layer="layout" svg:width="0.133cm" svg:height="0.132cm" svg:x="3.643cm" svg:y="14.867cm" svg:viewBox="0 0 134 133" draw:points="0,0 134,0 134,133 0,133">
          <text:p/>
        </draw:polygon>
        <draw:frame draw:style-name="gr6" draw:text-style-name="P7" draw:layer="layout" svg:width="2.055cm" svg:height="0.424cm" svg:x="2.664cm" svg:y="21.811cm">
          <draw:text-box>
            <text:p text:style-name="P3"><text:span text:style-name="T3">VI. Markup</text:span></text:p>
          </draw:text-box>
        </draw:frame>
        <draw:polygon draw:style-name="gr4" draw:text-style-name="P5" draw:layer="layout" svg:width="0.133cm" svg:height="0.133cm" svg:x="3.643cm" svg:y="16.137cm" svg:viewBox="0 0 134 134" draw:points="0,0 134,0 134,134 0,134">
          <text:p/>
        </draw:polygon>
        <draw:frame draw:style-name="gr6" draw:text-style-name="P7" draw:layer="layout" svg:width="4.066cm" svg:height="0.424cm" svg:x="4.094cm" svg:y="14.77cm">
          <draw:text-box>
            <text:p text:style-name="P3"><text:span text:style-name="T3">Imperative languages</text:span></text:p>
          </draw:text-box>
        </draw:frame>
        <draw:polygon draw:style-name="gr4" draw:text-style-name="P5" draw:layer="layout" svg:width="0.133cm" svg:height="0.132cm" svg:x="3.643cm" svg:y="17.408cm" svg:viewBox="0 0 134 133" draw:points="0,0 134,0 134,133 0,133">
          <text:p/>
        </draw:polygon>
        <draw:frame draw:style-name="gr6" draw:text-style-name="P7" draw:layer="layout" svg:width="13.583cm" svg:height="0.424cm" svg:x="4.094cm" svg:y="16.041cm">
          <draw:text-box>
            <text:p text:style-name="P3"><text:span text:style-name="T3">A computation is applying functions which take parameters, no variables</text:span></text:p>
          </draw:text-box>
        </draw:frame>
        <draw:polygon draw:style-name="gr4" draw:text-style-name="P5" draw:layer="layout" svg:width="0.133cm" svg:height="0.132cm" svg:x="3.643cm" svg:y="18.096cm" svg:viewBox="0 0 134 133" draw:points="0,0 134,0 134,133 0,133">
          <text:p/>
        </draw:polygon>
        <draw:frame draw:style-name="gr6" draw:text-style-name="P7" draw:layer="layout" svg:width="7.029cm" svg:height="0.424cm" svg:x="4.094cm" svg:y="17.311cm">
          <draw:text-box>
            <text:p text:style-name="P3"><text:span text:style-name="T3">Rules are deﬁned, order doesn't exist</text:span></text:p>
          </draw:text-box>
        </draw:frame>
        <draw:polygon draw:style-name="gr4" draw:text-style-name="P5" draw:layer="layout" svg:width="0.133cm" svg:height="0.132cm" svg:x="3.643cm" svg:y="19.367cm" svg:viewBox="0 0 134 133" draw:points="0,0 134,0 134,133 0,133">
          <text:p/>
        </draw:polygon>
        <draw:frame draw:style-name="gr6" draw:text-style-name="P7" draw:layer="layout" svg:width="1.979cm" svg:height="0.424cm" svg:x="4.094cm" svg:y="18cm">
          <draw:text-box>
            <text:p text:style-name="P3"><text:span text:style-name="T3">(NuSMV)?</text:span></text:p>
          </draw:text-box>
        </draw:frame>
        <draw:frame draw:style-name="gr6" draw:text-style-name="P7" draw:layer="layout" svg:width="14.527cm" svg:height="0.424cm" svg:x="4.094cm" svg:y="19.27cm">
          <draw:text-box>
            <text:p text:style-name="P3"><text:span text:style-name="T3">Data allows code to access it, or allows the access to the code (public/private</text:span></text:p>
          </draw:text-box>
        </draw:frame>
        <draw:polygon draw:style-name="gr4" draw:text-style-name="P5" draw:layer="layout" svg:width="0.133cm" svg:height="0.132cm" svg:x="3.643cm" svg:y="21.22cm" svg:viewBox="0 0 134 133" draw:points="0,0 134,0 134,133 0,133">
          <text:p/>
        </draw:polygon>
        <draw:frame draw:style-name="gr6" draw:text-style-name="P7" draw:layer="layout" svg:width="3.655cm" svg:height="0.424cm" svg:x="4.094cm" svg:y="19.853cm">
          <draw:text-box>
            <text:p text:style-name="P3"><text:span text:style-name="T3">methods/members)</text:span></text:p>
          </draw:text-box>
        </draw:frame>
        <draw:polygon draw:style-name="gr4" draw:text-style-name="P5" draw:layer="layout" svg:width="0.133cm" svg:height="0.133cm" svg:x="3.643cm" svg:y="22.49cm" svg:viewBox="0 0 134 134" draw:points="0,0 134,0 134,134 0,134">
          <text:p/>
        </draw:polygon>
        <draw:frame draw:style-name="gr6" draw:text-style-name="P7" draw:layer="layout" svg:width="5.958cm" svg:height="0.424cm" svg:x="4.094cm" svg:y="21.123cm">
          <draw:text-box>
            <text:p text:style-name="P3"><text:span text:style-name="T3">JS/PHP/ Python to some extent</text:span></text:p>
          </draw:text-box>
        </draw:frame>
        <draw:polygon draw:style-name="gr4" draw:text-style-name="P5" draw:layer="layout" svg:width="0.133cm" svg:height="0.133cm" svg:x="3.643cm" svg:y="23.178cm" svg:viewBox="0 0 134 134" draw:points="0,0 134,0 134,134 0,134">
          <text:p/>
        </draw:polygon>
        <draw:frame draw:style-name="gr6" draw:text-style-name="P7" draw:layer="layout" svg:width="13.447cm" svg:height="0.424cm" svg:x="4.094cm" svg:y="22.394cm">
          <draw:text-box>
            <text:p text:style-name="P3"><text:span text:style-name="T3">Add additional information to describe how the content will be displayed</text:span></text:p>
          </draw:text-box>
        </draw:frame>
        <draw:path draw:style-name="gr7" draw:text-style-name="P8" draw:layer="layout" svg:width="0.132cm" svg:height="0.132cm" svg:x="2.796cm" svg:y="23.761cm" svg:viewBox="0 0 133 133" svg:d="M133 67c0 9-1 17-5 25-3 8-8 16-14 22s-13 11-21 14c-9 3-17 5-26 5s-17-2-26-5c-8-3-15-8-22-14-6-6-11-14-14-22s-5-16-5-25c0-10 2-18 5-26s8-16 14-22c7-6 14-11 22-14 9-3 17-5 26-5s17 2 26 5c8 3 15 8 21 14s11 14 14 22c4 8 5 16 5 26z">
          <text:p/>
        </draw:path>
        <draw:frame draw:style-name="gr6" draw:text-style-name="P7" draw:layer="layout" svg:width="4.693cm" svg:height="0.424cm" svg:x="4.094cm" svg:y="23.082cm">
          <draw:text-box>
            <text:p text:style-name="P3"><text:span text:style-name="T3">XML / HTML / Markdown</text:span></text:p>
          </draw:text-box>
        </draw:frame>
        <draw:polygon draw:style-name="gr2" draw:text-style-name="P2" draw:layer="layout" svg:width="17.921cm" svg:height="0.026cm" svg:x="1.552cm" svg:y="25.72cm" svg:viewBox="0 0 17922 27" draw:points="0,0 17922,0 17922,27 0,27">
          <text:p/>
        </draw:polygon>
        <draw:frame draw:style-name="gr6" draw:text-style-name="P7" draw:layer="layout" svg:width="4.93cm" svg:height="0.424cm" svg:x="3.247cm" svg:y="23.664cm">
          <draw:text-box>
            <text:p text:style-name="P3"><text:span text:style-name="T3">Concurrenct programming</text:span></text:p>
          </draw:text-box>
        </draw:frame>
        <draw:frame draw:style-name="gr5" draw:text-style-name="P6" draw:layer="layout" svg:width="8.016cm" svg:height="0.636cm" svg:x="1.552cm" svg:y="24.886cm">
          <draw:text-box>
            <text:p text:style-name="P3"><text:span text:style-name="T2">Language Design Tradeoﬀ</text:span></text:p>
          </draw:text-box>
        </draw:frame>
        <draw:frame draw:style-name="gr6" draw:text-style-name="P7" draw:layer="layout" svg:width="5.306cm" svg:height="0.424cm" svg:x="1.95cm" svg:y="26.311cm">
          <draw:text-box>
            <text:p text:style-name="P3"><text:span text:style-name="T3">1. Writeability and Reliability</text:span></text:p>
          </draw:text-box>
        </draw:frame>
        <draw:path draw:style-name="gr7" draw:text-style-name="P8" draw:layer="layout" svg:width="0.132cm" svg:height="0.133cm" svg:x="2.796cm" svg:y="26.99cm" svg:viewBox="0 0 133 134" svg:d="M133 67c0 9-1 18-5 26-3 8-8 15-14 21s-13 11-21 15c-9 3-17 5-26 5s-17-2-26-5c-8-4-15-9-22-15-6-6-11-13-14-21s-5-17-5-26c0-8 2-17 5-25s8-15 14-21c7-7 14-11 22-15 9-4 17-6 26-6s17 2 26 6c8 4 15 8 21 15 6 6 11 13 14 21 4 8 5 17 5 25z">
          <text:p/>
        </draw:path>
        <draw:frame draw:style-name="gr6" draw:text-style-name="P7" draw:layer="layout" svg:width="6.259cm" svg:height="0.424cm" svg:x="1.95cm" svg:y="27.582cm">
          <draw:text-box>
            <text:p text:style-name="P3"><text:span text:style-name="T3">2. Reliability vs cost of exectution</text:span></text:p>
          </draw:text-box>
        </draw:frame>
        <draw:path draw:style-name="gr7" draw:text-style-name="P8" draw:layer="layout" svg:width="0.132cm" svg:height="0.132cm" svg:x="2.796cm" svg:y="28.261cm" svg:viewBox="0 0 133 133" svg:d="M133 67c0 9-1 17-5 25-3 8-8 16-14 22s-13 11-21 14c-9 4-17 5-26 5s-17-1-26-5c-8-3-15-8-22-14-6-6-11-14-14-22s-5-16-5-25 2-18 5-26 8-16 14-22c7-6 14-11 22-14 9-3 17-5 26-5s17 2 26 5c8 3 15 8 21 14s11 14 14 22c4 8 5 17 5 26z">
          <text:p/>
        </draw:path>
        <draw:frame draw:style-name="gr6" draw:text-style-name="P7" draw:layer="layout" svg:width="7.351cm" svg:height="0.424cm" svg:x="3.247cm" svg:y="26.894cm">
          <draw:text-box>
            <text:p text:style-name="P3"><text:span text:style-name="T3">pointers and large number of operators</text:span></text:p>
          </draw:text-box>
        </draw:frame>
        <draw:frame draw:style-name="gr6" draw:text-style-name="P7" draw:layer="layout" svg:width="7.245cm" svg:height="0.424cm" svg:x="3.247cm" svg:y="28.164cm">
          <draw:text-box>
            <text:p text:style-name="P3"><text:span text:style-name="T3">C doesn't have an array bounds check</text:span></text:p>
          </draw:text-box>
        </draw:frame>
      </draw:page>
      <draw:page draw:name="page4" draw:style-name="dp1" draw:master-page-name="master-page53">
        <draw:polygon draw:style-name="gr1" draw:text-style-name="P1" draw:layer="layout" svg:width="18.979cm" svg:height="89.47cm" svg:x="1.023cm" svg:y="-82.042cm" svg:viewBox="0 0 18980 89471" draw:points="0,0 18980,0 18980,89471 0,89471">
          <text:p/>
        </draw:polygon>
        <draw:path draw:style-name="gr7" draw:text-style-name="P8" draw:layer="layout" svg:width="0.132cm" svg:height="0.132cm" svg:x="2.796cm" svg:y="1.843cm" svg:viewBox="0 0 133 133" svg:d="M133 66c0 10-1 19-5 27-3 8-8 15-14 21s-13 11-21 14c-9 4-17 5-26 5s-17-1-26-5c-8-3-15-8-22-14-6-6-11-13-14-21s-5-17-5-27c0-8 2-17 5-25s8-15 14-21c7-7 14-11 22-15 9-3 17-5 26-5s17 2 26 5c8 4 15 8 21 15 6 6 11 13 14 21 4 8 5 17 5 25z">
          <text:p/>
        </draw:path>
        <draw:frame draw:style-name="gr6" draw:text-style-name="P7" draw:layer="layout" svg:width="7.131cm" svg:height="0.424cm" svg:x="1.95cm" svg:y="1.164cm">
          <draw:text-box>
            <text:p text:style-name="P3"><text:span text:style-name="T3">3. Compilation cost vs Execution Cost</text:span></text:p>
          </draw:text-box>
        </draw:frame>
        <draw:polygon draw:style-name="gr2" draw:text-style-name="P2" draw:layer="layout" svg:width="17.921cm" svg:height="0.026cm" svg:x="1.552cm" svg:y="3.802cm" svg:viewBox="0 0 17922 27" draw:points="0,0 17922,0 17922,27 0,27">
          <text:p/>
        </draw:polygon>
        <draw:frame draw:style-name="gr6" draw:text-style-name="P7" draw:layer="layout" svg:width="5.704cm" svg:height="0.424cm" svg:x="3.247cm" svg:y="1.747cm">
          <draw:text-box>
            <text:p text:style-name="P3"><text:span text:style-name="T3">Do at Compile-time vs runtime</text:span></text:p>
          </draw:text-box>
        </draw:frame>
        <draw:frame draw:style-name="gr5" draw:text-style-name="P6" draw:layer="layout" svg:width="10.204cm" svg:height="0.636cm" svg:x="1.552cm" svg:y="2.969cm">
          <draw:text-box>
            <text:p text:style-name="P3"><text:span text:style-name="T2">Compile Implementation methods</text:span></text:p>
          </draw:text-box>
        </draw:frame>
        <draw:frame draw:style-name="gr6" draw:text-style-name="P7" draw:layer="layout" svg:width="2.169cm" svg:height="0.424cm" svg:x="1.95cm" svg:y="4.394cm">
          <draw:text-box>
            <text:p text:style-name="P3"><text:span text:style-name="T3">1. Compiler</text:span></text:p>
          </draw:text-box>
        </draw:frame>
        <draw:frame draw:style-name="gr6" draw:text-style-name="P7" draw:layer="layout" svg:width="2.436cm" svg:height="0.424cm" svg:x="1.95cm" svg:y="5.082cm">
          <draw:text-box>
            <text:p text:style-name="P3"><text:span text:style-name="T3">2. Interpreter</text:span></text:p>
          </draw:text-box>
        </draw:frame>
        <draw:frame draw:style-name="gr6" draw:text-style-name="P7" draw:layer="layout" svg:width="1.7cm" svg:height="0.424cm" svg:x="1.95cm" svg:y="5.77cm">
          <draw:text-box>
            <text:p text:style-name="P3"><text:span text:style-name="T3">3. Hybrid</text:span></text:p>
          </draw:text-box>
        </draw:frame>
        <draw:frame draw:style-name="gr6" draw:text-style-name="P7" draw:layer="layout" svg:width="2.999cm" svg:height="0.424cm" svg:x="1.95cm" svg:y="6.458cm">
          <draw:text-box>
            <text:p text:style-name="P3"><text:span text:style-name="T3">4. Preprocessor</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Sans" svg:font-family="LiberationSans"/>
    <style:font-face style:name="Ubuntu1" svg:font-family="Ubuntu"/>
    <style:font-face style:name="LiberationSans1" svg:font-family="LiberationSans" style:font-pitch="variable"/>
    <style:font-face style:name="Nimbus Roman1" svg:font-family="'Nimbus Roman'" style:font-pitch="variable"/>
    <style:font-face style:name="Nimbus Sans2" svg:font-family="'Nimbus Sans'" style:font-pitch="variable"/>
    <style:font-face style:name="Ubuntu" svg:font-family="Ubuntu" style:font-pitch="variable"/>
    <style:font-face style:name="Liberation Sans" svg:font-family="'Liberation Sans'" style:font-family-generic="roman" style:font-pitch="variable"/>
    <style:font-face style:name="Nimbus Roman" svg:font-family="'Nimbus Roman'"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FreeSans" svg:font-family="FreeSans" style:font-family-generic="system" style:font-pitch="variable"/>
    <style:font-face style:name="Nimbus Sans1" svg:font-family="'Nimbus 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fo:font-size="24pt" fo:language="en" fo:country="US" style:font-name-asian="Cantarell" style:font-size-asian="24pt" style:language-asian="zh" style:country-asian="CN" style:font-name-complex="Nimbus Sans1"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0.988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53" style:page-layout-name="PM0" draw:style-name="Mdp1"/>
    <style:master-page style:name="master-page46" style:page-layout-name="PM0" draw:style-name="Mdp1"/>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0-08-31T23:30:28.297366016</dc:date>
    <meta:editing-duration>PT2M37S</meta:editing-duration>
    <meta:editing-cycles>1</meta:editing-cycles>
    <meta:document-statistic meta:object-count="207"/>
    <meta:generator>LibreOffice/6.4.6.2$Linux_X86_64 LibreOffice_project/40$Build-2</meta:generator>
  </office:meta>
</office:document-meta>
</file>